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6.6931in" style:rel-width="100%" fo:margin-left="-0.075in" table:align="left" style:writing-mode="lr-tb"/>
    </style:style>
    <style:style style:name="Таблица1.A" style:family="table-column">
      <style:table-column-properties style:column-width="2.9535in" style:rel-column-width="4348*"/>
    </style:style>
    <style:style style:name="Таблица1.B" style:family="table-column">
      <style:table-column-properties style:column-width="1.7722in" style:rel-column-width="2609*"/>
    </style:style>
    <style:style style:name="Таблица1.C" style:family="table-column">
      <style:table-column-properties style:column-width="1.9674in" style:rel-column-width="2897*"/>
    </style:style>
    <style:style style:name="Таблица1.1" style:family="table-row">
      <style:table-row-properties style:min-row-height="0.4264in" fo:keep-together="auto"/>
    </style:style>
    <style:style style:name="Таблица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Таблица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0.7896in" style:rel-column-width="7731*"/>
    </style:style>
    <style:style style:name="Таблица2.B" style:family="table-column">
      <style:table-column-properties style:column-width="1.6882in" style:rel-column-width="16529*"/>
    </style:style>
    <style:style style:name="Таблица2.C" style:family="table-column">
      <style:table-column-properties style:column-width="0.9868in" style:rel-column-width="9662*"/>
    </style:style>
    <style:style style:name="Таблица2.D" style:family="table-column">
      <style:table-column-properties style:column-width="1.6139in" style:rel-column-width="15802*"/>
    </style:style>
    <style:style style:name="Таблица2.E" style:family="table-column">
      <style:table-column-properties style:column-width="1.6146in" style:rel-column-width="15811*"/>
    </style:style>
    <style:style style:name="Таблица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а2.D1" style:family="table-cell">
      <style:table-cell-properties fo:padding="0.0382in" fo:border="0.5pt solid #000000" style:writing-mode="page"/>
    </style:style>
    <style:style style:name="Таблица2.2" style:family="table-row">
      <style:table-row-properties style:min-row-height="0.3431in"/>
    </style:style>
    <style:style style:name="Таблица2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2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а2.3" style:family="table-row">
      <style:table-row-properties style:min-row-height="0.6688in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0.7896in" style:rel-column-width="7731*"/>
    </style:style>
    <style:style style:name="Таблица3.B" style:family="table-column">
      <style:table-column-properties style:column-width="1.6882in" style:rel-column-width="16529*"/>
    </style:style>
    <style:style style:name="Таблица3.C" style:family="table-column">
      <style:table-column-properties style:column-width="0.9868in" style:rel-column-width="9662*"/>
    </style:style>
    <style:style style:name="Таблица3.D" style:family="table-column">
      <style:table-column-properties style:column-width="1.6139in" style:rel-column-width="15802*"/>
    </style:style>
    <style:style style:name="Таблица3.E" style:family="table-column">
      <style:table-column-properties style:column-width="1.6146in" style:rel-column-width="15811*"/>
    </style:style>
    <style:style style:name="Таблица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а3.D1" style:family="table-cell">
      <style:table-cell-properties fo:padding="0.0382in" fo:border="0.5pt solid #000000" style:writing-mode="page"/>
    </style:style>
    <style:style style:name="Таблица3.2" style:family="table-row">
      <style:table-row-properties style:min-row-height="0.3431in"/>
    </style:style>
    <style:style style:name="Таблица3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3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а3.3" style:family="table-row">
      <style:table-row-properties style:min-row-height="0.6688in"/>
    </style:style>
    <style:style style:name="Таблица3.17" style:family="table-row">
      <style:table-row-properties style:min-row-height="0.3389in"/>
    </style:style>
    <style:style style:name="Таблица3.19" style:family="table-row">
      <style:table-row-properties style:min-row-height="0.941in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fo:font-size="14pt" officeooo:rsid="001cd06f" officeooo:paragraph-rsid="00270faa" style:font-size-asian="14pt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14pt" officeooo:rsid="0036336d" officeooo:paragraph-rsid="0036336d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fo:font-size="14pt" fo:font-weight="bold" officeooo:rsid="001cd06f" officeooo:paragraph-rsid="00270faa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color="#000000" fo:font-size="15pt" fo:font-weight="normal" officeooo:rsid="00270faa" officeooo:paragraph-rsid="00270faa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e3ac3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1e3ac3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officeooo:paragraph-rsid="001e3ac3" style:font-size-asian="14pt" style:font-size-complex="14pt"/>
    </style:style>
    <style:style style:name="P9" style:family="paragraph" style:parent-style-name="Standard">
      <style:paragraph-properties style:snap-to-layout-grid="false"/>
      <style:text-properties fo:font-size="14pt" officeooo:paragraph-rsid="001e3ac3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officeooo:paragraph-rsid="001e3ac3" style:font-size-asian="14pt" style:font-size-complex="14pt" style:font-weight-complex="bold"/>
    </style:style>
    <style:style style:name="P11" style:family="paragraph" style:parent-style-name="Standard">
      <style:text-properties fo:font-size="14pt" officeooo:paragraph-rsid="001e3ac3" style:font-size-asian="14pt" style:font-size-complex="14pt"/>
    </style:style>
    <style:style style:name="P12" style:family="paragraph" style:parent-style-name="Standard">
      <style:text-properties officeooo:paragraph-rsid="001e3ac3"/>
    </style:style>
    <style:style style:name="P13" style:family="paragraph" style:parent-style-name="Standard">
      <style:paragraph-properties fo:text-align="center" style:justify-single-word="false"/>
      <style:text-properties officeooo:paragraph-rsid="001e3ac3"/>
    </style:style>
    <style:style style:name="P14" style:family="paragraph" style:parent-style-name="Standard">
      <style:text-properties officeooo:paragraph-rsid="00209ccf"/>
    </style:style>
    <style:style style:name="P15" style:family="paragraph" style:parent-style-name="Standard">
      <style:paragraph-properties fo:line-height="150%" fo:text-align="start" style:justify-single-word="false"/>
      <style:text-properties fo:font-size="15pt" fo:font-weight="normal" officeooo:rsid="00270faa" officeooo:paragraph-rsid="00270faa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size="20pt" officeooo:paragraph-rsid="00270faa" style:font-size-asian="20pt" style:font-size-complex="20pt"/>
    </style:style>
    <style:style style:name="P17" style:family="paragraph" style:parent-style-name="Standard">
      <style:paragraph-properties fo:line-height="150%" fo:text-align="start" style:justify-single-word="false"/>
      <style:text-properties fo:font-size="20pt" fo:font-weight="bold" officeooo:rsid="00270faa" officeooo:paragraph-rsid="00270faa" style:font-size-asian="20pt" style:font-weight-asian="bold" style:font-size-complex="20pt" style:font-weight-complex="bold"/>
    </style:style>
    <style:style style:name="P18" style:family="paragraph" style:parent-style-name="Standard">
      <style:text-properties fo:font-size="20pt" fo:font-weight="bold" officeooo:rsid="00299ba9" officeooo:paragraph-rsid="00299ba9" style:font-size-asian="20pt" style:font-weight-asian="bold" style:font-size-complex="20pt" style:font-weight-complex="bold"/>
    </style:style>
    <style:style style:name="P19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1e3ac3"/>
    </style:style>
    <style:style style:name="P20" style:family="paragraph" style:parent-style-name="Standard">
      <style:paragraph-properties fo:line-height="150%" fo:text-align="start" style:justify-single-word="false" fo:break-before="page"/>
      <style:text-properties fo:color="#000000" fo:font-size="20pt" fo:font-weight="bold" officeooo:rsid="00270faa" officeooo:paragraph-rsid="00270faa" style:font-size-asian="20pt" style:font-weight-asian="bold" style:font-size-complex="20pt" style:font-weight-complex="bold"/>
    </style:style>
    <style:style style:name="P21" style:family="paragraph" style:parent-style-name="Standard">
      <style:paragraph-properties fo:line-height="150%" fo:text-align="start" style:justify-single-word="false" fo:break-before="page"/>
      <style:text-properties fo:color="#000000" fo:font-size="20pt" fo:font-weight="bold" officeooo:rsid="00270faa" officeooo:paragraph-rsid="0028ca2e" style:font-size-asian="20pt" style:font-weight-asian="bold" style:font-size-complex="2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officeooo:paragraph-rsid="001e4ee0"/>
    </style:style>
    <style:style style:name="P23" style:family="paragraph" style:parent-style-name="Table_20_Contents">
      <style:paragraph-properties fo:text-align="center" style:justify-single-word="false"/>
      <style:text-properties officeooo:paragraph-rsid="001f8703"/>
    </style:style>
    <style:style style:name="P24" style:family="paragraph" style:parent-style-name="Table_20_Contents">
      <style:paragraph-properties fo:text-align="center" style:justify-single-word="false"/>
      <style:text-properties fo:font-size="15pt" style:font-size-asian="13.1000003814697pt" style:font-size-complex="15pt"/>
    </style:style>
    <style:style style:name="P25" style:family="paragraph" style:parent-style-name="Table_20_Contents">
      <style:paragraph-properties fo:text-align="center" style:justify-single-word="false"/>
      <style:text-properties fo:font-size="15pt" officeooo:paragraph-rsid="001f8703" style:font-size-asian="13.1000003814697pt" style:font-size-complex="15pt"/>
    </style:style>
    <style:style style:name="P26" style:family="paragraph" style:parent-style-name="Table_20_Contents">
      <style:paragraph-properties fo:text-align="center" style:justify-single-word="false"/>
      <style:text-properties fo:font-size="15pt" officeooo:rsid="001e4ee0" officeooo:paragraph-rsid="001e4ee0" style:font-size-asian="13.1000003814697pt" style:font-size-complex="15pt"/>
    </style:style>
    <style:style style:name="P27" style:family="paragraph" style:parent-style-name="Table_20_Contents">
      <style:paragraph-properties fo:text-align="center" style:justify-single-word="false"/>
      <style:text-properties fo:font-size="15pt" officeooo:rsid="001e4ee0" officeooo:paragraph-rsid="001f8703" style:font-size-asian="13.1000003814697pt" style:font-size-complex="15pt"/>
    </style:style>
    <style:style style:name="P28" style:family="paragraph" style:parent-style-name="Table_20_Contents">
      <style:paragraph-properties fo:text-align="center" style:justify-single-word="false"/>
      <style:text-properties fo:font-size="15pt" officeooo:rsid="001e4ee0" officeooo:paragraph-rsid="00209ccf" style:font-size-asian="13.1000003814697pt" style:font-size-complex="15pt"/>
    </style:style>
    <style:style style:name="P29" style:family="paragraph" style:parent-style-name="Table_20_Contents">
      <style:paragraph-properties fo:text-align="center" style:justify-single-word="false"/>
      <style:text-properties fo:font-size="15pt" officeooo:rsid="001f8703" officeooo:paragraph-rsid="001f8703" style:font-size-asian="13.1000003814697pt" style:font-size-complex="15pt"/>
    </style:style>
    <style:style style:name="P30" style:family="paragraph" style:parent-style-name="Table_20_Contents">
      <style:paragraph-properties fo:text-align="center" style:justify-single-word="false"/>
      <style:text-properties fo:font-size="15pt" officeooo:rsid="002b7df5" officeooo:paragraph-rsid="002b7df5" style:font-size-asian="13.1000003814697pt" style:font-size-complex="15pt"/>
    </style:style>
    <style:style style:name="P31" style:family="paragraph" style:parent-style-name="Table_20_Contents">
      <style:paragraph-properties fo:text-align="center" style:justify-single-word="false"/>
      <style:text-properties fo:font-size="15pt" officeooo:rsid="001f8703" officeooo:paragraph-rsid="001f8703" style:font-size-asian="15pt" style:font-size-complex="15pt"/>
    </style:style>
    <style:style style:name="P32" style:family="paragraph" style:parent-style-name="Text_20_body">
      <style:paragraph-properties fo:text-align="end" style:justify-single-word="false"/>
      <style:text-properties fo:font-size="15pt" officeooo:rsid="001f8703" officeooo:paragraph-rsid="001f8703" style:font-size-asian="15pt" style:font-size-complex="15pt"/>
    </style:style>
    <style:style style:name="P33" style:family="paragraph" style:parent-style-name="Text_20_body">
      <style:paragraph-properties fo:text-align="start" style:justify-single-word="false"/>
      <style:text-properties fo:font-size="15pt" fo:font-weight="normal" officeooo:rsid="00209ccf" officeooo:paragraph-rsid="00209ccf" style:font-size-asian="15pt" style:font-weight-asian="normal" style:font-size-complex="15pt" style:font-weight-complex="normal"/>
    </style:style>
    <style:style style:name="P34" style:family="paragraph" style:parent-style-name="Text_20_body">
      <style:paragraph-properties fo:line-height="150%" fo:text-align="end" style:justify-single-word="false"/>
      <style:text-properties fo:color="#000000" fo:font-size="15pt" fo:font-weight="normal" officeooo:rsid="001f8703" officeooo:paragraph-rsid="00209ccf" style:font-size-asian="15pt" style:font-weight-asian="normal" style:font-size-complex="15pt" style:font-weight-complex="normal"/>
    </style:style>
    <style:style style:name="P35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e3ac3" style:font-size-asian="14pt" style:font-weight-asian="bold" style:font-size-complex="14pt"/>
    </style:style>
    <style:style style:name="P36" style:family="paragraph" style:parent-style-name="Standard">
      <style:paragraph-properties fo:line-height="150%" fo:text-align="start" style:justify-single-word="false"/>
      <style:text-properties officeooo:paragraph-rsid="003b6fa3"/>
    </style:style>
    <style:style style:name="P37" style:family="paragraph" style:parent-style-name="Standard">
      <style:paragraph-properties fo:line-height="150%" fo:text-align="center" style:justify-single-word="false"/>
      <style:text-properties fo:font-size="14pt" officeooo:paragraph-rsid="001e3ac3" style:font-size-asian="14pt" style:font-size-complex="14pt" style:font-weight-complex="bold"/>
    </style:style>
    <style:style style:name="P38" style:family="paragraph" style:parent-style-name="Standard">
      <style:paragraph-properties fo:line-height="150%" fo:text-align="start" style:justify-single-word="false"/>
      <style:text-properties fo:font-size="14pt" fo:font-weight="normal" officeooo:rsid="0028ca2e" officeooo:paragraph-rsid="003b6fa3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20pt" fo:font-weight="bold" officeooo:rsid="00299ba9" officeooo:paragraph-rsid="00299ba9" style:font-size-asian="20pt" style:font-weight-asian="bold" style:font-size-complex="20pt" style:font-weight-complex="bold"/>
    </style:style>
    <style:style style:name="P40" style:family="paragraph" style:parent-style-name="Standard">
      <style:text-properties fo:font-size="20pt" fo:font-weight="bold" officeooo:rsid="00299ba9" officeooo:paragraph-rsid="003b6fa3" style:font-size-asian="20pt" style:font-weight-asian="bold" style:font-size-complex="20pt" style:font-weight-complex="bold"/>
    </style:style>
    <style:style style:name="P41" style:family="paragraph" style:parent-style-name="Standard">
      <style:paragraph-properties fo:line-height="150%" fo:text-align="start" style:justify-single-word="false"/>
      <style:text-properties fo:color="#000000" fo:font-size="20pt" fo:font-weight="bold" officeooo:rsid="00270faa" officeooo:paragraph-rsid="003b6fa3" style:font-size-asian="20pt" style:font-weight-asian="bold" style:font-size-complex="20pt" style:font-weight-complex="bold"/>
    </style:style>
    <style:style style:name="P42" style:family="paragraph" style:parent-style-name="Standard">
      <style:paragraph-properties fo:line-height="150%" fo:text-align="start" style:justify-single-word="false"/>
      <style:text-properties fo:color="#000000" fo:font-size="20pt" fo:font-style="normal" fo:font-weight="bold" officeooo:rsid="00270faa" officeooo:paragraph-rsid="003b6fa3" style:font-size-asian="20pt" style:font-style-asian="normal" style:font-weight-asian="bold" style:font-size-complex="20pt" style:font-style-complex="normal" style:font-weight-complex="bold"/>
    </style:style>
    <style:style style:name="P43" style:family="paragraph" style:parent-style-name="Standard">
      <style:paragraph-properties fo:line-height="150%" fo:text-align="start" style:justify-single-word="false"/>
      <style:text-properties fo:color="#000000" fo:font-size="16pt" fo:font-weight="bold" officeooo:rsid="0028ca2e" officeooo:paragraph-rsid="003b6fa3" style:font-size-asian="14pt" style:font-weight-asian="bold" style:font-size-complex="16pt" style:font-weight-complex="bold"/>
    </style:style>
    <style:style style:name="P44" style:family="paragraph" style:parent-style-name="Standard">
      <style:paragraph-properties fo:line-height="150%" fo:text-align="start" style:justify-single-word="false"/>
      <style:text-properties fo:color="#000000" fo:font-size="16pt" fo:font-style="normal" fo:font-weight="bold" officeooo:rsid="0028e22a" officeooo:paragraph-rsid="003b6fa3" style:font-size-asian="14pt" style:font-style-asian="normal" style:font-weight-asian="bold" style:font-size-complex="16pt" style:font-style-complex="normal" style:font-weight-complex="bold"/>
    </style:style>
    <style:style style:name="P45" style:family="paragraph" style:parent-style-name="Standard">
      <style:paragraph-properties fo:line-height="150%" fo:text-align="start" style:justify-single-word="false"/>
      <style:text-properties fo:color="#000000" fo:font-size="14pt" fo:font-style="normal" fo:font-weight="normal" officeooo:rsid="0028e22a" officeooo:paragraph-rsid="003b6fa3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fo:color="#000000" fo:font-size="14pt" fo:font-style="normal" fo:font-weight="normal" officeooo:rsid="0028e22a" officeooo:paragraph-rsid="003b6fa3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line-height="150%" fo:text-align="start" style:justify-single-word="false"/>
      <style:text-properties fo:color="#000000" fo:font-size="14pt" fo:font-weight="bold" officeooo:rsid="00270faa" officeooo:paragraph-rsid="003b6fa3" style:font-size-asian="14pt" style:font-weight-asian="bold" style:font-size-complex="14pt" style:font-weight-complex="bold"/>
    </style:style>
    <style:style style:name="P48" style:family="paragraph" style:parent-style-name="Standard">
      <style:paragraph-properties fo:line-height="150%" fo:text-align="start" style:justify-single-word="false"/>
      <style:text-properties fo:font-size="16pt" fo:font-weight="bold" officeooo:rsid="0028ca2e" officeooo:paragraph-rsid="003b6fa3" style:font-size-asian="14pt" style:font-weight-asian="bold" style:font-size-complex="16pt" style:font-weight-complex="bold"/>
    </style:style>
    <style:style style:name="P49" style:family="paragraph" style:parent-style-name="Standard">
      <style:paragraph-properties fo:break-before="page"/>
      <style:text-properties fo:font-size="20pt" fo:font-weight="bold" officeooo:rsid="00299ba9" officeooo:paragraph-rsid="00299ba9" style:font-size-asian="20pt" style:font-weight-asian="bold" style:font-size-complex="20pt" style:font-weight-complex="bold"/>
    </style:style>
    <style:style style:name="P50" style:family="paragraph" style:parent-style-name="Standard">
      <style:paragraph-properties fo:break-before="page"/>
      <style:text-properties fo:font-size="20pt" fo:font-weight="bold" officeooo:rsid="003b6fa3" officeooo:paragraph-rsid="003b6fa3" style:font-size-asian="20pt" style:font-weight-asian="bold" style:font-size-complex="20pt" style:font-weight-complex="bold"/>
    </style:style>
    <style:style style:name="P51" style:family="paragraph" style:parent-style-name="Standard">
      <style:paragraph-properties fo:line-height="150%" fo:text-align="start" style:justify-single-word="false" fo:break-before="page"/>
      <style:text-properties fo:color="#000000" fo:font-size="14pt" fo:font-style="normal" fo:font-weight="bold" officeooo:rsid="00270faa" officeooo:paragraph-rsid="003b6fa3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1e4ee0" officeooo:paragraph-rsid="00209ccf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1e4ee0" officeooo:paragraph-rsid="00220987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1e4ee0" officeooo:paragraph-rsid="0023bf2e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1e4ee0" officeooo:paragraph-rsid="002567b0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1e4ee0" officeooo:paragraph-rsid="002ee6c8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0220987" officeooo:paragraph-rsid="00220987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rsid="00220987" officeooo:paragraph-rsid="0023bf2e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23bf2e" officeooo:paragraph-rsid="0023bf2e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23bf2e" officeooo:paragraph-rsid="002567b0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23bf2e" officeooo:paragraph-rsid="002ee6c8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2567b0" officeooo:paragraph-rsid="002567b0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paragraph-rsid="00209ccf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paragraph-rsid="00220987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paragraph-rsid="0023bf2e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paragraph-rsid="002567b0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paragraph-rsid="002ee6c8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2d7d79" officeooo:paragraph-rsid="002d7d79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font-size="12pt" officeooo:rsid="002d7d79" officeooo:paragraph-rsid="002ee6c8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2ee6c8" officeooo:paragraph-rsid="002ee6c8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1f8703" officeooo:paragraph-rsid="00270faa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2pt" officeooo:rsid="003c2a6e" officeooo:paragraph-rsid="003c2a6e" style:font-size-asian="12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officeooo:rsid="003c2a6e" officeooo:paragraph-rsid="003d39e6" style:font-size-asian="12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3c2a6e" officeooo:paragraph-rsid="003ef7bc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12pt" officeooo:rsid="003d39e6" officeooo:paragraph-rsid="003d39e6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3d39e6" officeooo:paragraph-rsid="003ef7bc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font-size="12pt" officeooo:rsid="003d39e6" officeooo:paragraph-rsid="00406ed1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fo:font-size="12pt" officeooo:rsid="003ef7bc" officeooo:paragraph-rsid="003ef7bc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fo:font-size="12pt" officeooo:rsid="00406ed1" officeooo:paragraph-rsid="00406ed1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cd06f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36336d" style:font-size-asian="14pt" style:font-size-complex="14pt"/>
    </style:style>
    <style:style style:name="T5" style:family="text">
      <style:text-properties fo:font-size="14pt" fo:font-weight="normal" officeooo:rsid="002a34d8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2b7df5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28ca2e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399461" style:font-size-asian="14pt" style:font-weight-asian="normal" style:font-size-complex="14pt" style:font-weight-complex="normal"/>
    </style:style>
    <style:style style:name="T9" style:family="text">
      <style:text-properties fo:text-transform="uppercase" style:font-size-complex="14pt"/>
    </style:style>
    <style:style style:name="T10" style:family="text">
      <style:text-properties fo:color="#ff0000" fo:font-size="14pt" fo:font-weight="bold" style:font-size-asian="14pt" style:font-weight-asian="bold" style:font-size-complex="14pt"/>
    </style:style>
    <style:style style:name="T11" style:family="text">
      <style:text-properties fo:color="#000000"/>
    </style:style>
    <style:style style:name="T12" style:family="text">
      <style:text-properties fo:color="#000000" fo:font-size="14pt" fo:font-weight="bold" style:font-size-asian="14pt" style:font-weight-asian="bold" style:font-size-complex="14pt"/>
    </style:style>
    <style:style style:name="T13" style:family="text">
      <style:text-properties fo:color="#000000" fo:font-size="14pt" fo:font-weight="bold" officeooo:rsid="001cd06f" style:font-size-asian="14pt" style:font-weight-asian="bold" style:font-size-complex="14pt"/>
    </style:style>
    <style:style style:name="T14" style:family="text">
      <style:text-properties fo:color="#000000" fo:font-size="14pt" fo:font-weight="bold" officeooo:rsid="001e3ac3" style:font-size-asian="14pt" style:font-weight-asian="bold" style:font-size-complex="14pt"/>
    </style:style>
    <style:style style:name="T15" style:family="text">
      <style:text-properties fo:color="#000000" fo:font-size="14pt" officeooo:rsid="001cd06f" style:font-size-asian="14pt" style:font-size-complex="14pt"/>
    </style:style>
    <style:style style:name="T16" style:family="text">
      <style:text-properties fo:color="#000000" fo:font-size="14pt" officeooo:rsid="001e3ac3" style:font-size-asian="14pt" style:font-size-complex="14pt"/>
    </style:style>
    <style:style style:name="T17" style:family="text">
      <style:text-properties fo:color="#000000" fo:font-size="14pt" officeooo:rsid="0036152b" style:font-size-asian="14pt" style:font-size-complex="14pt"/>
    </style:style>
    <style:style style:name="T18" style:family="text">
      <style:text-properties fo:color="#000000" fo:font-size="14pt" officeooo:rsid="0036336d" style:font-size-asian="14pt" style:font-size-complex="14pt"/>
    </style:style>
    <style:style style:name="T19" style:family="text">
      <style:text-properties fo:color="#000000" fo:font-size="14pt" fo:font-style="normal" fo:font-weight="normal" officeooo:rsid="0028e22a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000000" fo:font-size="14pt" fo:font-style="normal" fo:font-weight="normal" officeooo:rsid="0031d119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000000" fo:font-size="14pt" fo:font-style="normal" fo:font-weight="normal" officeooo:rsid="00399461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000000" fo:font-size="14pt" fo:font-style="normal" fo:font-weight="normal" officeooo:rsid="0028e22a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000000" fo:font-size="14pt" fo:font-style="normal" fo:font-weight="normal" officeooo:rsid="0031e653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fo:font-size="14pt" fo:font-weight="normal" officeooo:rsid="003b6fa3" style:font-size-asian="12.25pt" style:font-weight-asian="normal" style:font-size-complex="14pt" style:font-weight-complex="normal"/>
    </style:style>
    <style:style style:name="T25" style:family="text">
      <style:text-properties fo:color="#000000" fo:font-weight="bold" officeooo:rsid="001e3ac3" style:font-weight-asian="bold" style:font-weight-complex="bold"/>
    </style:style>
    <style:style style:name="T26" style:family="text">
      <style:text-properties fo:color="#000000" fo:font-weight="bold" officeooo:rsid="00270faa" style:font-weight-asian="bold" style:font-weight-complex="bold"/>
    </style:style>
    <style:style style:name="T27" style:family="text">
      <style:text-properties fo:color="#000000" officeooo:rsid="001e3ac3"/>
    </style:style>
    <style:style style:name="T28" style:family="text">
      <style:text-properties fo:color="#000000" fo:font-size="15pt" fo:font-weight="normal" style:font-size-asian="13.1000003814697pt" style:font-weight-asian="normal" style:font-size-complex="15pt" style:font-weight-complex="normal"/>
    </style:style>
    <style:style style:name="T29" style:family="text">
      <style:text-properties fo:color="#000000" fo:font-size="15pt" fo:font-weight="normal" officeooo:rsid="0028ca2e" style:font-size-asian="13.1000003814697pt" style:font-weight-asian="normal" style:font-size-complex="15pt" style:font-weight-complex="normal"/>
    </style:style>
    <style:style style:name="T30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31" style:family="text">
      <style:text-properties fo:color="#000000" officeooo:rsid="0028ca2e"/>
    </style:style>
    <style:style style:name="T32" style:family="text">
      <style:text-properties fo:color="#000000" officeooo:rsid="0028e22a"/>
    </style:style>
    <style:style style:name="T33" style:family="text">
      <style:text-properties fo:color="#000000" officeooo:rsid="00299ba9"/>
    </style:style>
    <style:style style:name="T34" style:family="text">
      <style:text-properties fo:color="#000000" officeooo:rsid="0032ba0c"/>
    </style:style>
    <style:style style:name="T35" style:family="text">
      <style:text-properties fo:color="#000000" officeooo:rsid="00342633"/>
    </style:style>
    <style:style style:name="T36" style:family="text">
      <style:text-properties fo:color="#000000" fo:font-size="20pt" fo:font-weight="bold" officeooo:rsid="00299ba9" style:font-size-asian="20pt" style:font-weight-asian="bold" style:font-size-complex="20pt" style:font-weight-complex="bold"/>
    </style:style>
    <style:style style:name="T37" style:family="text">
      <style:text-properties fo:font-variant="normal" fo:text-transform="none" fo:font-size="14pt" style:font-size-asian="14pt" style:font-size-complex="14pt"/>
    </style:style>
    <style:style style:name="T38" style:family="text">
      <style:text-properties fo:font-variant="normal" fo:text-transform="none" fo:font-size="14pt" officeooo:rsid="0035c5e3" style:font-size-asian="14pt" style:font-size-complex="14pt"/>
    </style:style>
    <style:style style:name="T39" style:family="text">
      <style:text-properties officeooo:rsid="001e4ee0"/>
    </style:style>
    <style:style style:name="T40" style:family="text">
      <style:text-properties fo:font-size="15pt" officeooo:rsid="001e4ee0" style:font-size-asian="13.1000003814697pt" style:font-size-complex="15pt"/>
    </style:style>
    <style:style style:name="T41" style:family="text">
      <style:text-properties fo:font-size="15pt" officeooo:rsid="001f8703" style:font-size-asian="13.1000003814697pt" style:font-size-complex="15pt"/>
    </style:style>
    <style:style style:name="T42" style:family="text">
      <style:text-properties fo:font-size="15pt" officeooo:rsid="002d7d79" style:font-size-asian="13.1000003814697pt" style:font-size-complex="15pt"/>
    </style:style>
    <style:style style:name="T43" style:family="text">
      <style:text-properties officeooo:rsid="001f8703"/>
    </style:style>
    <style:style style:name="T44" style:family="text">
      <style:text-properties officeooo:rsid="00209ccf"/>
    </style:style>
    <style:style style:name="T45" style:family="text">
      <style:text-properties officeooo:rsid="00220987"/>
    </style:style>
    <style:style style:name="T46" style:family="text">
      <style:text-properties officeooo:rsid="0023bf2e"/>
    </style:style>
    <style:style style:name="T47" style:family="text">
      <style:text-properties officeooo:rsid="002567b0"/>
    </style:style>
    <style:style style:name="T48" style:family="text">
      <style:text-properties officeooo:rsid="00270faa"/>
    </style:style>
    <style:style style:name="T49" style:family="text">
      <style:text-properties officeooo:rsid="002ee6c8"/>
    </style:style>
    <style:style style:name="T50" style:family="text">
      <style:text-properties officeooo:rsid="0030a7d2"/>
    </style:style>
    <style:style style:name="T51" style:family="text">
      <style:text-properties officeooo:rsid="0031d119"/>
    </style:style>
    <style:style style:name="T52" style:family="text">
      <style:text-properties officeooo:rsid="0031e653"/>
    </style:style>
    <style:style style:name="T53" style:family="text">
      <style:text-properties officeooo:rsid="003270e5"/>
    </style:style>
    <style:style style:name="T54" style:family="text">
      <style:text-properties officeooo:rsid="003b6fa3"/>
    </style:style>
    <style:style style:name="T55" style:family="text">
      <style:text-properties officeooo:rsid="002b7df5"/>
    </style:style>
    <style:style style:name="T56" style:family="text">
      <style:text-properties officeooo:rsid="003d39e6"/>
    </style:style>
    <style:style style:name="T57" style:family="text">
      <style:text-properties officeooo:rsid="003ef7bc"/>
    </style:style>
    <style:style style:name="T58" style:family="text">
      <style:text-properties officeooo:rsid="00406e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МИНОБРНАУКИ РОССИИ</text:p>
      <text:p text:style-name="P6">Санкт-Петербургский государственный электротехнический университет</text:p>
      <text:p text:style-name="P6">«ЛЭТИ» им. В.И. Ульянова (Ленина)</text:p>
      <text:p text:style-name="P7"><text:span text:style-name="T1">Кафедр</text:span><text:span text:style-name="T2">а математического обеспечения и применения ЭВМ</text:span><text:span text:style-name="T1"> </text:span></text:p>
      <text:p text:style-name="P6"/>
      <text:p text:style-name="P6"/>
      <text:p text:style-name="P8"/>
      <text:p text:style-name="P8"/>
      <text:p text:style-name="P8"/>
      <text:p text:style-name="P8"/>
      <text:p text:style-name="P19"><text:span text:style-name="Название_20_книги"><text:span text:style-name="T9">отчет</text:span></text:span></text:p>
      <text:p text:style-name="P7"><text:span text:style-name="T1">по лабораторной работе</text:span><text:span text:style-name="T10"> </text:span><text:span text:style-name="T13">№1</text:span></text:p>
      <text:p text:style-name="P7"><text:span text:style-name="T1">по дисциплине </text:span><text:span text:style-name="T12">«</text:span><text:span text:style-name="T14">Организация ЭВМ и систем</text:span><text:span text:style-name="T12">»</text:span></text:p>
      <text:p text:style-name="P7"><text:span text:style-name="Название_20_книги"><text:span text:style-name="T37">Тема: </text:span></text:span><text:span text:style-name="Название_20_книги"><text:span text:style-name="T38">Трансляция, отладка и выполнение программ на языке ассемблера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<text:span text:style-name="T3">Студент гр. </text:span><text:span text:style-name="T4">0</text:span><text:span text:style-name="T15">38</text:span><text:span text:style-name="T18">2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3">Крючков А.М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2" office:value-type="string">
            <text:p text:style-name="P9"/>
          </table:table-cell>
          <table:table-cell table:style-name="Таблица1.A1" office:value-type="string">
            <text:p text:style-name="P13"><text:span text:style-name="T16">Ефремов</text:span><text:span text:style-name="T17"> </text:span><text:span text:style-name="T16">М</text:span><text:span text:style-name="T17">.</text:span><text:span text:style-name="T16">А</text:span><text:span text:style-name="T17">.</text:span></text:p>
          </table:table-cell>
        </table:table-row>
      </table:table>
      <text:p text:style-name="P10"/>
      <text:p text:style-name="P10">Санкт-Петербург</text:p>
      <text:p text:style-name="P2">202<text:span text:style-name="T54">1</text:span></text:p>
      <text:p text:style-name="P4"><text:soft-page-break/></text:p>
      <text:p text:style-name="P16"><text:span text:style-name="T25">С</text:span><text:span text:style-name="T26">одержание</text:span></text:p>
      <text:p text:style-name="P15"><text:span text:style-name="T27">1. </text:span><text:span text:style-name="T11">Цель работы…………………………………………………………………</text:span><text:span text:style-name="T31">3</text:span></text:p>
      <text:p text:style-name="P15"><text:span text:style-name="T11">2. Тексты программ hello1.asm и hello2.asm…………………………………</text:span><text:span text:style-name="T32">5</text:span></text:p>
      <text:p text:style-name="P15"><text:span text:style-name="T11">3. Тексты диагностических сообщений hello1.lst и hello2.lst……………….</text:span><text:span text:style-name="T35">8</text:span></text:p>
      <text:p text:style-name="P15"><text:span text:style-name="T11">4. Протокол выполнения программ…………………………………………</text:span><text:span text:style-name="T33">1</text:span><text:span text:style-name="T35">4</text:span></text:p>
      <text:p text:style-name="P15"><text:span text:style-name="T11">5. Выводы……………………………………………………………………</text:span><text:span text:style-name="T33">..</text:span><text:span text:style-name="T34">1</text:span><text:span text:style-name="T35">8</text:span></text:p>
      <text:p text:style-name="P20">1. Цель работы</text:p>
      <text:p text:style-name="P17"><text:span text:style-name="T11"><text:tab/><text:tab/><text:tab/><text:tab/><text:tab/><text:tab/></text:span><text:span text:style-name="T30">Часть 1</text:span><text:span text:style-name="T11"><text:tab/><text:tab/></text:span></text:p>
      <text:p text:style-name="P5">1) Просмотреть программу hello1.asm, которая формирует и выводит на экран приветствие пользователя с помощью функции ОС MSDOS, вызываемой через прерывание с номером 21H (команда Int 21h). Выполняемые функцией действия и задаваемые ей параметры — следующие:</text:p>
      <text:p text:style-name="P5"><text:tab/>- обеспечивается вывод на экран строки символов, заканчивающейся <text:tab/><text:tab/>знаком "$";</text:p>
      <text:p text:style-name="P5"><text:tab/>- требуется задание в регистре ah номера функции, равного 09h, а в <text:tab/><text:tab/>регистре dx</text:p>
      <text:p text:style-name="P5"><text:tab/>- смещения адреса выводимой строки;</text:p>
      <text:p text:style-name="P5"><text:tab/>- используется регистр ax и не сохраняется его содержимое.</text:p>
      <text:p text:style-name="P5">2) Разобраться в структуре и реализации каждого сегмента программы. Непонятные фрагменты прояснить у преподавателя. Строку-приветствие преобразовать в соответствии со своими личными данными.</text:p>
      <text:p text:style-name="P5">3) Загрузить файл hello1.asm из каталога Задания в каталог Masm.</text:p>
      <text:p text:style-name="P5">4) Протранслировать программу с помощью строки</text:p>
      <text:p text:style-name="P5"><text:tab/><text:tab/><text:tab/><text:tab/><text:tab/>&gt; masm hello1.asm</text:p>
      <text:p text:style-name="P5">c созданием объектного файла и файла диагностических сообщений (файла листинга).</text:p>
      <text:p text:style-name="P5">Объяснить и исправить синтаксические ошибки, если они будут обнаружены транслятором. Повторить трансляцию программы до получения объектного модуля.</text:p>
      <text:p text:style-name="P17"><text:span text:style-name="T28">5</text:span><text:span text:style-name="T29">)</text:span><text:span text:style-name="T28"> Скомпоновать загрузочный модуль с помощью строки</text:span></text:p>
      <text:p text:style-name="P5"><text:tab/><text:tab/><text:tab/><text:tab/><text:tab/>&gt; link hello1.obj</text:p>
      <text:p text:style-name="P5"><text:soft-page-break/>с созданием карты памяти и исполняемого файла hello1.exe.</text:p>
      <text:p text:style-name="P17"><text:span text:style-name="T28">6</text:span><text:span text:style-name="T29">)</text:span><text:span text:style-name="T28"> Выполнить программу в автоматическом режиме путем набора строки</text:span></text:p>
      <text:p text:style-name="P5"><text:tab/><text:tab/><text:tab/><text:tab/><text:tab/>&gt; hello1.exe</text:p>
      <text:p text:style-name="P5">убедиться в корректности ее работы и зафиксировать результат выполнения в протоколе.</text:p>
      <text:p text:style-name="P17"><text:span text:style-name="T28">7</text:span><text:span text:style-name="T29">)</text:span><text:span text:style-name="T28"> Запустить выполнение программы под управлением отладчика с<text:tab/> помощью команды</text:span></text:p>
      <text:p text:style-name="P5"><text:tab/><text:tab/><text:tab/><text:tab/><text:tab/>&gt; afd hello1.exe</text:p>
      <text:p text:style-name="P5"><text:tab/><text:tab/><text:tab/><text:tab/><text:tab/><text:tab/>Часть 2</text:p>
      <text:p text:style-name="P5"><text:tab/>Выполнить пункты 1 - 7 части 1 настоящего задания применительно к программе hello2.asm, приведенной в каталоге Задания, которая выводит на экран приветствие пользователя с помощью процедуры WriteMsg, а также использует полное определение сегментов. Сравнить результаты прогона под управлением отладчика программ hello1 и hello2 и объяснить различия в размещении сегментов.</text:p>
      <text:p text:style-name="P21">2. Протокол выполнения программ</text:p>
      <text:p text:style-name="P33"><text:tab/>Начальное содержимое сегментных регистров: (CS) = 1A05, (DS) = 19F5, (ES) = 19F5, (SS) = 1A0A.</text:p>
      <text:p text:style-name="P32">Таблица 1. <text:span text:style-name="T44">Протокол выполнения программы hello1.asm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TableLine94338127402384">
          <table:table-cell table:style-name="Таблица2.A1" table:number-rows-spanned="2" office:value-type="string">
            <text:p text:style-name="P26">Адрес команды</text:p>
          </table:table-cell>
          <table:table-cell table:style-name="Таблица2.A1" table:number-rows-spanned="2" office:value-type="string">
            <text:p text:style-name="P26">Символический код команды</text:p>
          </table:table-cell>
          <table:table-cell table:style-name="Таблица2.A1" table:number-rows-spanned="2" office:value-type="string">
            <text:p text:style-name="P26">16-ричный код команды</text:p>
          </table:table-cell>
          <table:table-cell table:style-name="Таблица2.D1" table:number-columns-spanned="2" office:value-type="string">
            <text:p text:style-name="P26">Содержимое регистров и ячеек памяти</text:p>
          </table:table-cell>
          <table:covered-table-cell/>
        </table:table-row>
        <table:table-row table:style-name="Таблица2.2">
          <table:covered-table-cell/>
          <table:covered-table-cell/>
          <table:covered-table-cell/>
          <table:table-cell table:style-name="Таблица2.D2" office:value-type="string">
            <text:p text:style-name="P26">До выполнения</text:p>
          </table:table-cell>
          <table:table-cell table:style-name="Таблица2.E2" office:value-type="string">
            <text:p text:style-name="P26">После выполнения</text:p>
          </table:table-cell>
        </table:table-row>
        <table:table-row table:style-name="Таблица2.3">
          <table:table-cell table:style-name="Таблица2.D2" office:value-type="string">
            <text:p text:style-name="P26"/>
            <text:p text:style-name="P26">00<text:span text:style-name="T43">1</text:span>0</text:p>
          </table:table-cell>
          <table:table-cell table:style-name="Таблица2.D2" office:value-type="string">
            <text:p text:style-name="P24"/>
            <text:p text:style-name="P22"><text:span text:style-name="T41">mov</text:span><text:span text:style-name="T40"> </text:span><text:span text:style-name="T41">ax</text:span><text:span text:style-name="T40">, </text:span><text:span text:style-name="T42">1A07</text:span></text:p>
          </table:table-cell>
          <table:table-cell table:style-name="Таблица2.D2" office:value-type="string">
            <text:p text:style-name="P26"/>
            <text:p text:style-name="P26">B8071A</text:p>
          </table:table-cell>
          <table:table-cell table:style-name="Таблица2.D2" office:value-type="string">
            <text:p text:style-name="P26">(AX) = 0000</text:p>
            <text:p text:style-name="P30">(DX) = 0000</text:p>
            <text:p text:style-name="P26">(DS) = 19F5</text:p>
            <text:p text:style-name="P26">(IP) = 0010</text:p>
          </table:table-cell>
          <table:table-cell table:style-name="Таблица2.E2" office:value-type="string">
            <text:p text:style-name="P26">(AX) = 1A07</text:p>
            <text:p text:style-name="P30">(DX) = 0000</text:p>
            <text:p text:style-name="P26">(DS) = 19F5</text:p>
            <text:p text:style-name="P26">(IP) = 0013</text:p>
          </table:table-cell>
        </table:table-row>
        <table:table-row table:style-name="Таблица2.3">
          <table:table-cell table:style-name="Таблица2.D2" office:value-type="string">
            <text:p text:style-name="P26"/>
            <text:p text:style-name="P29">0013</text:p>
          </table:table-cell>
          <table:table-cell table:style-name="Таблица2.D2" office:value-type="string">
            <text:p text:style-name="P24"/>
            <text:p text:style-name="P29">mov ds, ax</text:p>
          </table:table-cell>
          <table:table-cell table:style-name="Таблица2.D2" office:value-type="string">
            <text:p text:style-name="P29"/>
            <text:p text:style-name="P29">8ED8</text:p>
          </table:table-cell>
          <table:table-cell table:style-name="Таблица2.D2" office:value-type="string">
            <text:p text:style-name="P27">(AX) = 1A07</text:p>
            <text:p text:style-name="P25">(DX) = 0000</text:p>
            <text:p text:style-name="P27">(DS) = 19F5</text:p>
            <text:p text:style-name="P27">(IP) = 0013</text:p>
          </table:table-cell>
          <table:table-cell table:style-name="Таблица2.E2" office:value-type="string">
            <text:p text:style-name="P27">(AX) = 1A07</text:p>
            <text:p text:style-name="P25">(DX) = 0000</text:p>
            <text:p text:style-name="P23"><text:span text:style-name="T40">(DS) = </text:span><text:span text:style-name="T41">1A07</text:span></text:p>
            <text:p text:style-name="P27">(IP) = 001<text:span text:style-name="T43">5</text:span></text:p>
          </table:table-cell>
        </table:table-row>
        <table:table-row table:style-name="Таблица2.3">
          <table:table-cell table:style-name="Таблица2.D2" office:value-type="string">
            <text:p text:style-name="P26"/>
            <text:p text:style-name="P29">0015</text:p>
          </table:table-cell>
          <table:table-cell table:style-name="Таблица2.D2" office:value-type="string">
            <text:p text:style-name="P29"/>
            <text:p text:style-name="P23"><text:span text:style-name="T41">mov dx, </text:span><text:span text:style-name="T42">0000</text:span></text:p>
          </table:table-cell>
          <table:table-cell table:style-name="Таблица2.D2" office:value-type="string">
            <text:p text:style-name="P29"/>
            <text:p text:style-name="P29">BA0000</text:p>
          </table:table-cell>
          <table:table-cell table:style-name="Таблица2.D2" office:value-type="string">
            <text:p text:style-name="P27">(AX) = 1A07</text:p>
            <text:p text:style-name="P25">(DX) = 0000</text:p>
            <text:p text:style-name="P23"><text:span text:style-name="T40">(DS) = </text:span><text:span text:style-name="T41">1A07</text:span></text:p>
            <text:p text:style-name="P27">(IP) = 001<text:span text:style-name="T43">5</text:span></text:p>
          </table:table-cell>
          <table:table-cell table:style-name="Таблица2.E2" office:value-type="string">
            <text:p text:style-name="P27">(AX) = 1A07</text:p>
            <text:p text:style-name="P25">(DX) = 0000</text:p>
            <text:p text:style-name="P23"><text:span text:style-name="T40">(DS) = </text:span><text:span text:style-name="T41">1A07</text:span></text:p>
            <text:p text:style-name="P27">(IP) = 001<text:span text:style-name="T43">8</text:span></text:p>
          </table:table-cell>
        </table:table-row>
        <table:table-row table:style-name="Таблица2.3">
          <table:table-cell table:style-name="Таблица2.D2" office:value-type="string">
            <text:p text:style-name="P26"/>
            <text:p text:style-name="P29">0018</text:p>
          </table:table-cell>
          <table:table-cell table:style-name="Таблица2.D2" office:value-type="string">
            <text:p text:style-name="P29"/>
            <text:p text:style-name="P29">mov ah, 9</text:p>
          </table:table-cell>
          <table:table-cell table:style-name="Таблица2.D2" office:value-type="string">
            <text:p text:style-name="P29"/>
            <text:p text:style-name="P29">B409</text:p>
          </table:table-cell>
          <table:table-cell table:style-name="Таблица2.D2" office:value-type="string">
            <text:p text:style-name="P27">(AX) = 1A07</text:p>
            <text:p text:style-name="P25">(DX) = 0000</text:p>
            <text:p text:style-name="P23"><text:span text:style-name="T40">(DS) = </text:span><text:span text:style-name="T41">1A07</text:span></text:p>
            <text:p text:style-name="P27">(IP) = 001<text:span text:style-name="T43">8</text:span></text:p>
          </table:table-cell>
          <table:table-cell table:style-name="Таблица2.E2" office:value-type="string">
            <text:p text:style-name="P23"><text:span text:style-name="T40">(AX) = </text:span><text:span text:style-name="T41">0907</text:span></text:p>
            <text:p text:style-name="P29">(DX) = 0000</text:p>
            <text:p text:style-name="P23"><text:span text:style-name="T40">(DS) = </text:span><text:span text:style-name="T41">1A07</text:span></text:p>
            <text:p text:style-name="P27">(IP) = 00<text:span text:style-name="T43">1A</text:span></text:p>
          </table:table-cell>
        </table:table-row>
        <table:table-row table:style-name="Таблица2.3">
          <table:table-cell table:style-name="Таблица2.D2" office:value-type="string">
            <text:p text:style-name="P26"/>
            <text:p text:style-name="P29">001A</text:p>
          </table:table-cell>
          <table:table-cell table:style-name="Таблица2.D2" office:value-type="string">
            <text:p text:style-name="P29"/>
            <text:p text:style-name="P29">int 21h</text:p>
          </table:table-cell>
          <table:table-cell table:style-name="Таблица2.D2" office:value-type="string">
            <text:p text:style-name="P29"/>
            <text:p text:style-name="P29">CD21</text:p>
          </table:table-cell>
          <table:table-cell table:style-name="Таблица2.D2" office:value-type="string">
            <text:p text:style-name="P23"><text:span text:style-name="T40">(AX) = </text:span><text:span text:style-name="T41">0907</text:span></text:p>
            <text:p text:style-name="P29">(DX) = 0000</text:p>
            <text:p text:style-name="P23"><text:span text:style-name="T40">(DS) = </text:span><text:span text:style-name="T41">1A07</text:span></text:p>
            <text:p text:style-name="P27">(IP) = 00<text:span text:style-name="T43">1A</text:span></text:p>
          </table:table-cell>
          <table:table-cell table:style-name="Таблица2.E2" office:value-type="string">
            <text:p text:style-name="P23"><text:span text:style-name="T40">(AX) = </text:span><text:span text:style-name="T41">0907</text:span></text:p>
            <text:p text:style-name="P29">(DX) = 0000</text:p>
            <text:p text:style-name="P23"><text:span text:style-name="T40">(DS) = </text:span><text:span text:style-name="T41">1A07</text:span></text:p>
            <text:p text:style-name="P27">(IP) = 00<text:span text:style-name="T43">1C</text:span></text:p>
          </table:table-cell>
        </table:table-row>
        <table:table-row table:style-name="Таблица2.3">
          <table:table-cell table:style-name="Таблица2.D2" office:value-type="string">
            <text:p text:style-name="P26"/>
            <text:p text:style-name="P29">001C</text:p>
          </table:table-cell>
          <table:table-cell table:style-name="Таблица2.D2" office:value-type="string">
            <text:p text:style-name="P29"/>
            <text:p text:style-name="P29">mov ah, 4ch</text:p>
          </table:table-cell>
          <table:table-cell table:style-name="Таблица2.D2" office:value-type="string">
            <text:p text:style-name="P29"/>
            <text:p text:style-name="P29">B44C</text:p>
          </table:table-cell>
          <table:table-cell table:style-name="Таблица2.D2" office:value-type="string">
            <text:p text:style-name="P23"><text:span text:style-name="T40">(AX) = </text:span><text:span text:style-name="T41">0907</text:span></text:p>
            <text:p text:style-name="P29">(DX) = 0000</text:p>
            <text:p text:style-name="P23"><text:span text:style-name="T40">(DS) = </text:span><text:span text:style-name="T41">1A07</text:span></text:p>
            <text:p text:style-name="P27">(IP) = 00<text:span text:style-name="T43">1C</text:span></text:p>
          </table:table-cell>
          <table:table-cell table:style-name="Таблица2.E2" office:value-type="string">
            <text:p text:style-name="P23"><text:span text:style-name="T40">(AX) = </text:span><text:span text:style-name="T41">4C07</text:span></text:p>
            <text:p text:style-name="P29">(DX) = 0000</text:p>
            <text:p text:style-name="P23"><text:span text:style-name="T40">(DS) = </text:span><text:span text:style-name="T41">1A07</text:span></text:p>
            <text:p text:style-name="P27">(IP) = 00<text:span text:style-name="T43">1E</text:span></text:p>
          </table:table-cell>
        </table:table-row>
        <table:table-row table:style-name="Таблица2.3">
          <table:table-cell table:style-name="Таблица2.D2" office:value-type="string">
            <text:p text:style-name="P26"/>
            <text:p text:style-name="P29">001E</text:p>
          </table:table-cell>
          <table:table-cell table:style-name="Таблица2.D2" office:value-type="string">
            <text:p text:style-name="P29"/>
            <text:p text:style-name="P29">int 21h</text:p>
          </table:table-cell>
          <table:table-cell table:style-name="Таблица2.D2" office:value-type="string">
            <text:p text:style-name="P29"/>
            <text:p text:style-name="P29">CD21</text:p>
          </table:table-cell>
          <table:table-cell table:style-name="Таблица2.D2" office:value-type="string">
            <text:p text:style-name="P23"><text:span text:style-name="T40">(AX) = </text:span><text:span text:style-name="T41">4C07</text:span></text:p>
            <text:p text:style-name="P29">(DX) = 0000</text:p>
            <text:p text:style-name="P23"><text:span text:style-name="T40">(DS) = </text:span><text:span text:style-name="T41">1A07</text:span></text:p>
            <text:p text:style-name="P27"><text:soft-page-break/>(IP) = 00<text:span text:style-name="T43">1E</text:span></text:p>
          </table:table-cell>
          <table:table-cell table:style-name="Таблица2.E2" office:value-type="string">
            <text:p text:style-name="P23"/>
            <text:p text:style-name="P31">Программа завершилась</text:p>
          </table:table-cell>
        </table:table-row>
      </table:table>
      <text:p text:style-name="P34">Таблица <text:span text:style-name="T44">2</text:span>. <text:span text:style-name="T44">Протокол выполнения программы hello2.asm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TableLine94338128958704">
          <table:table-cell table:style-name="Таблица3.A1" table:number-rows-spanned="2" office:value-type="string">
            <text:p text:style-name="P28">Адрес команды</text:p>
          </table:table-cell>
          <table:table-cell table:style-name="Таблица3.A1" table:number-rows-spanned="2" office:value-type="string">
            <text:p text:style-name="P28">Символический код команды</text:p>
          </table:table-cell>
          <table:table-cell table:style-name="Таблица3.A1" table:number-rows-spanned="2" office:value-type="string">
            <text:p text:style-name="P28">16-ричный код команды</text:p>
          </table:table-cell>
          <table:table-cell table:style-name="Таблица3.D1" table:number-columns-spanned="2" office:value-type="string">
            <text:p text:style-name="P28">Содержимое регистров и ячеек памяти</text:p>
          </table:table-cell>
          <table:covered-table-cell/>
        </table:table-row>
        <table:table-row table:style-name="Таблица3.2">
          <table:covered-table-cell/>
          <table:covered-table-cell/>
          <table:covered-table-cell/>
          <table:table-cell table:style-name="Таблица3.D2" office:value-type="string">
            <text:p text:style-name="P28">До выполнения</text:p>
          </table:table-cell>
          <table:table-cell table:style-name="Таблица3.E2" office:value-type="string">
            <text:p text:style-name="P28">После выполнения</text:p>
          </table:table-cell>
        </table:table-row>
        <table:table-row table:style-name="Таблица3.3">
          <table:table-cell table:style-name="Таблица3.D2" office:value-type="string">
            <text:p text:style-name="P52"/>
            <text:p text:style-name="P52">00<text:span text:style-name="T45">05</text:span></text:p>
          </table:table-cell>
          <table:table-cell table:style-name="Таблица3.D2" office:value-type="string">
            <text:p text:style-name="P63"/>
            <text:p text:style-name="P57"><text:span text:style-name="T39">p</text:span>ush ds</text:p>
          </table:table-cell>
          <table:table-cell table:style-name="Таблица3.D2" office:value-type="string">
            <text:p text:style-name="P52"/>
            <text:p text:style-name="P57">1E</text:p>
          </table:table-cell>
          <table:table-cell table:style-name="Таблица3.D2" office:value-type="string">
            <text:p text:style-name="P52">(AX) = 0000</text:p>
            <text:p text:style-name="P63">(DX) = 0000</text:p>
            <text:p text:style-name="P63"><text:span text:style-name="T39">(DS) = </text:span><text:span text:style-name="T45">19F5</text:span></text:p>
            <text:p text:style-name="P52">(IP) = 00<text:span text:style-name="T45">05</text:span></text:p>
            <text:p text:style-name="P68">(SS) = 1A05</text:p>
            <text:p text:style-name="P68">(SP) = 0018</text:p>
            <text:p text:style-name="P75">Stack: +0 0000</text:p>
          </table:table-cell>
          <table:table-cell table:style-name="Таблица3.E2" office:value-type="string">
            <text:p text:style-name="P63"><text:span text:style-name="T39">(AX) = </text:span><text:span text:style-name="T45">0000</text:span></text:p>
            <text:p text:style-name="P63">(DX) = 0000</text:p>
            <text:p text:style-name="P52">(DS) = 19F5</text:p>
            <text:p text:style-name="P52">(IP) = 00<text:span text:style-name="T45">06</text:span></text:p>
            <text:p text:style-name="P68">(SS) = 1A05</text:p>
            <text:p text:style-name="P68">(SP) = 0016</text:p>
            <text:p text:style-name="P75">Stack: +0 19F5</text:p>
          </table:table-cell>
        </table:table-row>
        <table:table-row table:style-name="Таблица3.3">
          <table:table-cell table:style-name="Таблица3.D2" office:value-type="string">
            <text:p text:style-name="P52"/>
            <text:p text:style-name="P57">0006</text:p>
          </table:table-cell>
          <table:table-cell table:style-name="Таблица3.D2" office:value-type="string">
            <text:p text:style-name="P63"/>
            <text:p text:style-name="P57">sub ax, ax</text:p>
          </table:table-cell>
          <table:table-cell table:style-name="Таблица3.D2" office:value-type="string">
            <text:p text:style-name="P52"/>
            <text:p text:style-name="P57">2BC0</text:p>
          </table:table-cell>
          <table:table-cell table:style-name="Таблица3.D2" office:value-type="string">
            <text:p text:style-name="P64"><text:span text:style-name="T39">(AX) = </text:span><text:span text:style-name="T45">0000</text:span></text:p>
            <text:p text:style-name="P64">(DX) = 0000</text:p>
            <text:p text:style-name="P53">(DS) = 19F5</text:p>
            <text:p text:style-name="P53">(IP) = 00<text:span text:style-name="T45">06</text:span></text:p>
          </table:table-cell>
          <table:table-cell table:style-name="Таблица3.E2" office:value-type="string">
            <text:p text:style-name="P64"><text:span text:style-name="T39">(AX) = </text:span><text:span text:style-name="T45">0000</text:span></text:p>
            <text:p text:style-name="P64">(DX) = 0000</text:p>
            <text:p text:style-name="P53">(DS) = 19F5</text:p>
            <text:p text:style-name="P53">(IP) = 00<text:span text:style-name="T45">08</text:span></text:p>
          </table:table-cell>
        </table:table-row>
        <table:table-row table:style-name="Таблица3.3">
          <table:table-cell table:style-name="Таблица3.D2" office:value-type="string">
            <text:p text:style-name="P52"/>
            <text:p text:style-name="P57">0008</text:p>
          </table:table-cell>
          <table:table-cell table:style-name="Таблица3.D2" office:value-type="string">
            <text:p text:style-name="P63"/>
            <text:p text:style-name="P57">push ax</text:p>
          </table:table-cell>
          <table:table-cell table:style-name="Таблица3.D2" office:value-type="string">
            <text:p text:style-name="P52"/>
            <text:p text:style-name="P57">50</text:p>
          </table:table-cell>
          <table:table-cell table:style-name="Таблица3.D2" office:value-type="string">
            <text:p text:style-name="P64"><text:span text:style-name="T39">(AX) = </text:span><text:span text:style-name="T45">0000</text:span></text:p>
            <text:p text:style-name="P64">(DX) = 0000</text:p>
            <text:p text:style-name="P53">(DS) = 19F5</text:p>
            <text:p text:style-name="P53">(IP) = 00<text:span text:style-name="T45">08</text:span></text:p>
            <text:p text:style-name="P68">(SS) = 1A05</text:p>
            <text:p text:style-name="P68">(SP) = 0016</text:p>
            <text:p text:style-name="P75">Stack: +0 19F5</text:p>
          </table:table-cell>
          <table:table-cell table:style-name="Таблица3.E2" office:value-type="string">
            <text:p text:style-name="P64"><text:span text:style-name="T39">(AX) = </text:span><text:span text:style-name="T45">0000</text:span></text:p>
            <text:p text:style-name="P64">(DX) = 0000</text:p>
            <text:p text:style-name="P53">(DS) = 19F5</text:p>
            <text:p text:style-name="P53">(IP) = 00<text:span text:style-name="T45">09</text:span></text:p>
            <text:p text:style-name="P68">(SS) = 1A05</text:p>
            <text:p text:style-name="P68">(SP) = 0014</text:p>
            <text:p text:style-name="P75">Stack: +0 0000</text:p>
            <text:p text:style-name="P75">Stack: +2 19F5</text:p>
          </table:table-cell>
        </table:table-row>
        <table:table-row table:style-name="Таблица3.3">
          <table:table-cell table:style-name="Таблица3.D2" office:value-type="string">
            <text:p text:style-name="P52"/>
            <text:p text:style-name="P57">0009</text:p>
          </table:table-cell>
          <table:table-cell table:style-name="Таблица3.D2" office:value-type="string">
            <text:p text:style-name="P63"/>
            <text:p text:style-name="P64"><text:span text:style-name="T45">mov ax, </text:span><text:span text:style-name="T50">1A07</text:span></text:p>
          </table:table-cell>
          <table:table-cell table:style-name="Таблица3.D2" office:value-type="string">
            <text:p text:style-name="P52"/>
            <text:p text:style-name="P57">B8071A</text:p>
          </table:table-cell>
          <table:table-cell table:style-name="Таблица3.D2" office:value-type="string">
            <text:p text:style-name="P64"><text:span text:style-name="T39">(AX) = </text:span><text:span text:style-name="T45">0000</text:span></text:p>
            <text:p text:style-name="P64">(DX) = 0000</text:p>
            <text:p text:style-name="P53">(DS) = 19F5</text:p>
            <text:p text:style-name="P53">(IP) = 00<text:span text:style-name="T45">09</text:span></text:p>
          </table:table-cell>
          <table:table-cell table:style-name="Таблица3.E2" office:value-type="string">
            <text:p text:style-name="P64"><text:span text:style-name="T39">(AX) = </text:span><text:span text:style-name="T45">1A07</text:span></text:p>
            <text:p text:style-name="P57">(DX) = 0000</text:p>
            <text:p text:style-name="P53">(DS) = 19F5</text:p>
            <text:p text:style-name="P53">(IP) = 00<text:span text:style-name="T45">0C</text:span></text:p>
          </table:table-cell>
        </table:table-row>
        <table:table-row table:style-name="Таблица3.3">
          <table:table-cell table:style-name="Таблица3.D2" office:value-type="string">
            <text:p text:style-name="P52"/>
            <text:p text:style-name="P57">000C</text:p>
          </table:table-cell>
          <table:table-cell table:style-name="Таблица3.D2" office:value-type="string">
            <text:p text:style-name="P63"/>
            <text:p text:style-name="P57">mov ds, ax</text:p>
          </table:table-cell>
          <table:table-cell table:style-name="Таблица3.D2" office:value-type="string">
            <text:p text:style-name="P52"/>
            <text:p text:style-name="P57">8ED8</text:p>
          </table:table-cell>
          <table:table-cell table:style-name="Таблица3.D2" office:value-type="string">
            <text:p text:style-name="P64"><text:span text:style-name="T39">(AX) = </text:span><text:span text:style-name="T45">1A07</text:span></text:p>
            <text:p text:style-name="P57">(DX) = 0000</text:p>
            <text:p text:style-name="P53">(DS) = 19F5</text:p>
            <text:p text:style-name="P53">(IP) = 00<text:span text:style-name="T45">0C</text:span></text:p>
          </table:table-cell>
          <table:table-cell table:style-name="Таблица3.E2" office:value-type="string">
            <text:p text:style-name="P64"><text:span text:style-name="T39">(AX) = </text:span><text:span text:style-name="T45">1A07</text:span></text:p>
            <text:p text:style-name="P57">(DX) = 0000</text:p>
            <text:p text:style-name="P53">(DS) = 1<text:span text:style-name="T45">A07</text:span></text:p>
            <text:p text:style-name="P53">(IP) = 00<text:span text:style-name="T45">0E</text:span></text:p>
          </table:table-cell>
        </table:table-row>
        <table:table-row table:style-name="Таблица3.3">
          <table:table-cell table:style-name="Таблица3.D2" office:value-type="string">
            <text:p text:style-name="P52"/>
            <text:p text:style-name="P57">000E</text:p>
          </table:table-cell>
          <table:table-cell table:style-name="Таблица3.D2" office:value-type="string">
            <text:p text:style-name="P63"/>
            <text:p text:style-name="P64"><text:span text:style-name="T45">mov dx, </text:span><text:span text:style-name="T49">0010</text:span></text:p>
          </table:table-cell>
          <table:table-cell table:style-name="Таблица3.D2" office:value-type="string">
            <text:p text:style-name="P52"/>
            <text:p text:style-name="P57">BA0000</text:p>
          </table:table-cell>
          <table:table-cell table:style-name="Таблица3.D2" office:value-type="string">
            <text:p text:style-name="P64"><text:span text:style-name="T39">(AX) = </text:span><text:span text:style-name="T45">1A07</text:span></text:p>
            <text:p text:style-name="P57">(DX) = 0000</text:p>
            <text:p text:style-name="P53">(DS) = 1<text:span text:style-name="T45">A07</text:span></text:p>
            <text:p text:style-name="P53">(IP) = 00<text:span text:style-name="T45">0E</text:span></text:p>
          </table:table-cell>
          <table:table-cell table:style-name="Таблица3.E2" office:value-type="string">
            <text:p text:style-name="P64"><text:span text:style-name="T39">(AX) = </text:span><text:span text:style-name="T45">1A07</text:span></text:p>
            <text:p text:style-name="P57">(DX) = 0000</text:p>
            <text:p text:style-name="P53">(DS) = 1<text:span text:style-name="T45">A07</text:span></text:p>
            <text:p text:style-name="P53">(IP) = 00<text:span text:style-name="T45">11</text:span></text:p>
          </table:table-cell>
        </table:table-row>
        <table:table-row table:style-name="Таблица3.3">
          <table:table-cell table:style-name="Таблица3.D2" office:value-type="string">
            <text:p text:style-name="P52"/>
            <text:p text:style-name="P57">0011</text:p>
          </table:table-cell>
          <table:table-cell table:style-name="Таблица3.D2" office:value-type="string">
            <text:p text:style-name="P63"/>
            <text:p text:style-name="P64"><text:span text:style-name="T45">call </text:span><text:span text:style-name="T49">0000</text:span></text:p>
          </table:table-cell>
          <table:table-cell table:style-name="Таблица3.D2" office:value-type="string">
            <text:p text:style-name="P52"/>
            <text:p text:style-name="P57">E8ECFF</text:p>
          </table:table-cell>
          <table:table-cell table:style-name="Таблица3.D2" office:value-type="string">
            <text:p text:style-name="P64"><text:span text:style-name="T39">(AX) = </text:span><text:span text:style-name="T45">1A07</text:span></text:p>
            <text:p text:style-name="P57">(DX) = 0000</text:p>
            <text:p text:style-name="P53">(DS) = 1<text:span text:style-name="T45">A07</text:span></text:p>
            <text:p text:style-name="P53">(IP) = 00<text:span text:style-name="T46">11</text:span></text:p>
            <text:p text:style-name="P69">(SS) = 1A05</text:p>
            <text:p text:style-name="P69">(SP) = 0014</text:p>
            <text:p text:style-name="P75"><text:soft-page-break/>Stack: +0 0000</text:p>
            <text:p text:style-name="P75">Stack: +2 19F5</text:p>
          </table:table-cell>
          <table:table-cell table:style-name="Таблица3.E2" office:value-type="string">
            <text:p text:style-name="P64"><text:span text:style-name="T39">(AX) = </text:span><text:span text:style-name="T45">1A07</text:span></text:p>
            <text:p text:style-name="P57">(DX) = 0000</text:p>
            <text:p text:style-name="P53">(DS) = 1<text:span text:style-name="T45">A07</text:span></text:p>
            <text:p text:style-name="P53">(IP) = 0<text:span text:style-name="T46">000</text:span></text:p>
            <text:p text:style-name="P69">(SS) = 1A05</text:p>
            <text:p text:style-name="P69">(SP) = 001<text:span text:style-name="T49">2</text:span></text:p>
            <text:p text:style-name="P72"><text:soft-page-break/>Stack: +0 00<text:span text:style-name="T57">14</text:span></text:p>
            <text:p text:style-name="P76">Stack: +2 <text:span text:style-name="T57">0000</text:span></text:p>
            <text:p text:style-name="P76">Stack: +<text:span text:style-name="T57">4 </text:span>19F5</text:p>
          </table:table-cell>
        </table:table-row>
        <table:table-row table:style-name="Таблица3.3">
          <table:table-cell table:style-name="Таблица3.D2" office:value-type="string">
            <text:p text:style-name="P52"/>
            <text:p text:style-name="P59">0000</text:p>
          </table:table-cell>
          <table:table-cell table:style-name="Таблица3.D2" office:value-type="string">
            <text:p text:style-name="P63"/>
            <text:p text:style-name="P59">mov ah, 9</text:p>
          </table:table-cell>
          <table:table-cell table:style-name="Таблица3.D2" office:value-type="string">
            <text:p text:style-name="P52"/>
            <text:p text:style-name="P59">B409</text:p>
          </table:table-cell>
          <table:table-cell table:style-name="Таблица3.D2" office:value-type="string">
            <text:p text:style-name="P65"><text:span text:style-name="T39">(AX) = </text:span><text:span text:style-name="T45">1A07</text:span></text:p>
            <text:p text:style-name="P58">(DX) = 0000</text:p>
            <text:p text:style-name="P54">(DS) = 1<text:span text:style-name="T45">A07</text:span></text:p>
            <text:p text:style-name="P54">(IP) = 0<text:span text:style-name="T46">000</text:span></text:p>
          </table:table-cell>
          <table:table-cell table:style-name="Таблица3.E2" office:value-type="string">
            <text:p text:style-name="P65"><text:span text:style-name="T39">(AX) = </text:span><text:span text:style-name="T46">0907</text:span></text:p>
            <text:p text:style-name="P59">(DX) = 0000</text:p>
            <text:p text:style-name="P54">(DS) = 1<text:span text:style-name="T45">A07</text:span></text:p>
            <text:p text:style-name="P54">(IP) = 0<text:span text:style-name="T46">002</text:span></text:p>
          </table:table-cell>
        </table:table-row>
        <table:table-row table:style-name="Таблица3.3">
          <table:table-cell table:style-name="Таблица3.D2" office:value-type="string">
            <text:p text:style-name="P52"/>
            <text:p text:style-name="P59">0002</text:p>
          </table:table-cell>
          <table:table-cell table:style-name="Таблица3.D2" office:value-type="string">
            <text:p text:style-name="P63"/>
            <text:p text:style-name="P59">int 21h</text:p>
          </table:table-cell>
          <table:table-cell table:style-name="Таблица3.D2" office:value-type="string">
            <text:p text:style-name="P52"/>
            <text:p text:style-name="P59">CD21</text:p>
          </table:table-cell>
          <table:table-cell table:style-name="Таблица3.D2" office:value-type="string">
            <text:p text:style-name="P65"><text:span text:style-name="T39">(AX) = </text:span><text:span text:style-name="T46">0907</text:span></text:p>
            <text:p text:style-name="P59">(DX) = 0000</text:p>
            <text:p text:style-name="P54">(DS) = 1<text:span text:style-name="T45">A07</text:span></text:p>
            <text:p text:style-name="P54">(IP) = 0<text:span text:style-name="T46">002</text:span></text:p>
          </table:table-cell>
          <table:table-cell table:style-name="Таблица3.E2" office:value-type="string">
            <text:p text:style-name="P65"><text:span text:style-name="T39">(AX) = </text:span><text:span text:style-name="T46">0907</text:span></text:p>
            <text:p text:style-name="P59">(DX) = 0000</text:p>
            <text:p text:style-name="P54">(DS) = 1<text:span text:style-name="T45">A07</text:span></text:p>
            <text:p text:style-name="P54">(IP) = 0<text:span text:style-name="T46">004</text:span></text:p>
          </table:table-cell>
        </table:table-row>
        <table:table-row table:style-name="Таблица3.3">
          <table:table-cell table:style-name="Таблица3.D2" office:value-type="string">
            <text:p text:style-name="P52"/>
            <text:p text:style-name="P59">0004</text:p>
          </table:table-cell>
          <table:table-cell table:style-name="Таблица3.D2" office:value-type="string">
            <text:p text:style-name="P63"/>
            <text:p text:style-name="P59">ret</text:p>
          </table:table-cell>
          <table:table-cell table:style-name="Таблица3.D2" office:value-type="string">
            <text:p text:style-name="P52"/>
            <text:p text:style-name="P59">C3</text:p>
          </table:table-cell>
          <table:table-cell table:style-name="Таблица3.D2" office:value-type="string">
            <text:p text:style-name="P65"><text:span text:style-name="T39">(AX) = </text:span><text:span text:style-name="T46">0907</text:span></text:p>
            <text:p text:style-name="P59">(DX) = 0000</text:p>
            <text:p text:style-name="P54">(DS) = 1<text:span text:style-name="T45">A07</text:span></text:p>
            <text:p text:style-name="P54">(IP) = 0<text:span text:style-name="T46">004</text:span></text:p>
            <text:p text:style-name="P69">(SS) = 1A05</text:p>
            <text:p text:style-name="P69">(SP) = 001<text:span text:style-name="T49">2</text:span></text:p>
            <text:p text:style-name="P74">Stack: +0 00<text:span text:style-name="T57">14</text:span></text:p>
            <text:p text:style-name="P76">Stack: +2 <text:span text:style-name="T57">0000</text:span></text:p>
            <text:p text:style-name="P76">Stack: +<text:span text:style-name="T57">4 </text:span>19F5</text:p>
          </table:table-cell>
          <table:table-cell table:style-name="Таблица3.E2" office:value-type="string">
            <text:p text:style-name="P65"><text:span text:style-name="T39">(AX) = </text:span><text:span text:style-name="T46">0907</text:span></text:p>
            <text:p text:style-name="P59">(DX) = 0000</text:p>
            <text:p text:style-name="P54">(DS) = 1<text:span text:style-name="T45">A07</text:span></text:p>
            <text:p text:style-name="P54">(IP) = 0<text:span text:style-name="T46">014</text:span></text:p>
            <text:p text:style-name="P69">(SS) = 1A05</text:p>
            <text:p text:style-name="P69">(SP) = 0014</text:p>
            <text:p text:style-name="P74">Stack: +0 00<text:span text:style-name="T57">00</text:span></text:p>
            <text:p text:style-name="P76">Stack: +<text:span text:style-name="T57">2 </text:span>19F5</text:p>
          </table:table-cell>
        </table:table-row>
        <table:table-row table:style-name="Таблица3.3">
          <table:table-cell table:style-name="Таблица3.D2" office:value-type="string">
            <text:p text:style-name="P52"/>
            <text:p text:style-name="P59">0014</text:p>
          </table:table-cell>
          <table:table-cell table:style-name="Таблица3.D2" office:value-type="string">
            <text:p text:style-name="P63"/>
            <text:p text:style-name="P65"><text:span text:style-name="T46">mov dx, </text:span><text:span text:style-name="T49">0010</text:span></text:p>
          </table:table-cell>
          <table:table-cell table:style-name="Таблица3.D2" office:value-type="string">
            <text:p text:style-name="P52"/>
            <text:p text:style-name="P59">BA1000</text:p>
          </table:table-cell>
          <table:table-cell table:style-name="Таблица3.D2" office:value-type="string">
            <text:p text:style-name="P65"><text:span text:style-name="T39">(AX) = </text:span><text:span text:style-name="T46">0907</text:span></text:p>
            <text:p text:style-name="P59">(DX) = 0000</text:p>
            <text:p text:style-name="P54">(DS) = 1<text:span text:style-name="T45">A07</text:span></text:p>
            <text:p text:style-name="P54">(IP) = 0<text:span text:style-name="T46">014</text:span></text:p>
            <text:p text:style-name="P79"/>
          </table:table-cell>
          <table:table-cell table:style-name="Таблица3.E2" office:value-type="string">
            <text:p text:style-name="P65"><text:span text:style-name="T39">(AX) = </text:span><text:span text:style-name="T46">0907</text:span></text:p>
            <text:p text:style-name="P65"><text:span text:style-name="T46">(DX) = 00</text:span><text:span text:style-name="T55">1</text:span><text:span text:style-name="T46">0</text:span></text:p>
            <text:p text:style-name="P54">(DS) = 1<text:span text:style-name="T45">A07</text:span></text:p>
            <text:p text:style-name="P54">(IP) = 0<text:span text:style-name="T46">017</text:span></text:p>
          </table:table-cell>
        </table:table-row>
        <table:table-row table:style-name="Таблица3.3">
          <table:table-cell table:style-name="Таблица3.D2" office:value-type="string">
            <text:p text:style-name="P52"/>
            <text:p text:style-name="P59">0017</text:p>
          </table:table-cell>
          <table:table-cell table:style-name="Таблица3.D2" office:value-type="string">
            <text:p text:style-name="P63"/>
            <text:p text:style-name="P64"><text:span text:style-name="T45">call </text:span><text:span text:style-name="T49">0000</text:span></text:p>
          </table:table-cell>
          <table:table-cell table:style-name="Таблица3.D2" office:value-type="string">
            <text:p text:style-name="P52"/>
            <text:p text:style-name="P57">E8ECFF</text:p>
          </table:table-cell>
          <table:table-cell table:style-name="Таблица3.D2" office:value-type="string">
            <text:p text:style-name="P65"><text:span text:style-name="T39">(AX) = </text:span><text:span text:style-name="T46">0907</text:span></text:p>
            <text:p text:style-name="P59">(DX) = 0010</text:p>
            <text:p text:style-name="P54">(DS) = 1<text:span text:style-name="T45">A07</text:span></text:p>
            <text:p text:style-name="P54">(IP) = 0<text:span text:style-name="T46">017</text:span></text:p>
            <text:p text:style-name="P69">(SS) = 1A05</text:p>
            <text:p text:style-name="P69">(SP) = 0014</text:p>
            <text:p text:style-name="P74">Stack: +0 00<text:span text:style-name="T57">00</text:span></text:p>
            <text:p text:style-name="P76">Stack: +<text:span text:style-name="T57">2 </text:span>19F5</text:p>
          </table:table-cell>
          <table:table-cell table:style-name="Таблица3.E2" office:value-type="string">
            <text:p text:style-name="P65"><text:span text:style-name="T39">(AX) = </text:span><text:span text:style-name="T46">0907</text:span></text:p>
            <text:p text:style-name="P59">(DX) = 0010</text:p>
            <text:p text:style-name="P54">(DS) = 1<text:span text:style-name="T45">A07</text:span></text:p>
            <text:p text:style-name="P54">(IP) = 0<text:span text:style-name="T46">000</text:span></text:p>
            <text:p text:style-name="P69">(SS) = 1A05</text:p>
            <text:p text:style-name="P69">(SP) = 001<text:span text:style-name="T49">2</text:span></text:p>
            <text:p text:style-name="P78">Stack: +0 001A</text:p>
            <text:p text:style-name="P74">Stack: +<text:span text:style-name="T57">2</text:span> 00<text:span text:style-name="T57">00</text:span></text:p>
            <text:p text:style-name="P76">Stack: +<text:span text:style-name="T57">4 </text:span>19F5</text:p>
          </table:table-cell>
        </table:table-row>
        <table:table-row table:style-name="Таблица3.3">
          <table:table-cell table:style-name="Таблица3.D2" office:value-type="string">
            <text:p text:style-name="P52"/>
            <text:p text:style-name="P59">0000</text:p>
          </table:table-cell>
          <table:table-cell table:style-name="Таблица3.D2" office:value-type="string">
            <text:p text:style-name="P63"/>
            <text:p text:style-name="P59">mov ah, 9</text:p>
          </table:table-cell>
          <table:table-cell table:style-name="Таблица3.D2" office:value-type="string">
            <text:p text:style-name="P52"/>
            <text:p text:style-name="P59">B409</text:p>
          </table:table-cell>
          <table:table-cell table:style-name="Таблица3.D2" office:value-type="string">
            <text:p text:style-name="P65"><text:span text:style-name="T39">(AX) = </text:span><text:span text:style-name="T45">1A07</text:span></text:p>
            <text:p text:style-name="P58">(DX) = 0010</text:p>
            <text:p text:style-name="P54">(DS) = 1<text:span text:style-name="T45">A07</text:span></text:p>
            <text:p text:style-name="P54">(IP) = 0<text:span text:style-name="T46">000</text:span></text:p>
            <text:p text:style-name="P76"/>
          </table:table-cell>
          <table:table-cell table:style-name="Таблица3.E2" office:value-type="string">
            <text:p text:style-name="P65"><text:span text:style-name="T39">(AX) = </text:span><text:span text:style-name="T46">0907</text:span></text:p>
            <text:p text:style-name="P59">(DX) = 0010</text:p>
            <text:p text:style-name="P54">(DS) = 1<text:span text:style-name="T45">A07</text:span></text:p>
            <text:p text:style-name="P54">(IP) = 0<text:span text:style-name="T46">002</text:span></text:p>
          </table:table-cell>
        </table:table-row>
        <table:table-row table:style-name="Таблица3.3">
          <table:table-cell table:style-name="Таблица3.D2" office:value-type="string">
            <text:p text:style-name="P52"/>
            <text:p text:style-name="P59">0002</text:p>
          </table:table-cell>
          <table:table-cell table:style-name="Таблица3.D2" office:value-type="string">
            <text:p text:style-name="P63"/>
            <text:p text:style-name="P59">int 21h</text:p>
          </table:table-cell>
          <table:table-cell table:style-name="Таблица3.D2" office:value-type="string">
            <text:p text:style-name="P52"/>
            <text:p text:style-name="P59">CD21</text:p>
          </table:table-cell>
          <table:table-cell table:style-name="Таблица3.D2" office:value-type="string">
            <text:p text:style-name="P65"><text:span text:style-name="T39">(AX) = </text:span><text:span text:style-name="T46">0907</text:span></text:p>
            <text:p text:style-name="P59">(DX) = 0010</text:p>
            <text:p text:style-name="P54">(DS) = 1<text:span text:style-name="T45">A07</text:span></text:p>
            <text:p text:style-name="P54">(IP) = 0<text:span text:style-name="T46">002</text:span></text:p>
          </table:table-cell>
          <table:table-cell table:style-name="Таблица3.E2" office:value-type="string">
            <text:p text:style-name="P65"><text:span text:style-name="T39">(AX) = </text:span><text:span text:style-name="T46">0907</text:span></text:p>
            <text:p text:style-name="P59">(DX) = 0010</text:p>
            <text:p text:style-name="P54">(DS) = 1<text:span text:style-name="T45">A07</text:span></text:p>
            <text:p text:style-name="P54">(IP) = 0<text:span text:style-name="T46">004</text:span></text:p>
            <text:p text:style-name="P76"/>
          </table:table-cell>
        </table:table-row>
        <table:table-row table:style-name="Таблица3.17">
          <table:table-cell table:style-name="Таблица3.D2" office:value-type="string">
            <text:p text:style-name="P52"/>
            <text:p text:style-name="P59">0004</text:p>
          </table:table-cell>
          <table:table-cell table:style-name="Таблица3.D2" office:value-type="string">
            <text:p text:style-name="P63"/>
            <text:p text:style-name="P59">ret</text:p>
          </table:table-cell>
          <table:table-cell table:style-name="Таблица3.D2" office:value-type="string">
            <text:p text:style-name="P52"/>
            <text:p text:style-name="P59">C3</text:p>
          </table:table-cell>
          <table:table-cell table:style-name="Таблица3.D2" office:value-type="string">
            <text:p text:style-name="P65"><text:span text:style-name="T39">(AX) = </text:span><text:span text:style-name="T46">0907</text:span></text:p>
            <text:p text:style-name="P59">(DX) = 0010</text:p>
            <text:p text:style-name="P54"><text:soft-page-break/>(DS) = 1<text:span text:style-name="T45">A07</text:span></text:p>
            <text:p text:style-name="P54">(IP) = 0<text:span text:style-name="T46">004</text:span></text:p>
            <text:p text:style-name="P69">(SS) = 1A05</text:p>
            <text:p text:style-name="P69">(SP) = 001<text:span text:style-name="T49">2</text:span></text:p>
            <text:p text:style-name="P78">Stack: +0 001A</text:p>
            <text:p text:style-name="P74">Stack: +<text:span text:style-name="T57">2</text:span> 00<text:span text:style-name="T57">00</text:span></text:p>
            <text:p text:style-name="P76">Stack: +<text:span text:style-name="T57">4 </text:span>19F5</text:p>
          </table:table-cell>
          <table:table-cell table:style-name="Таблица3.E2" office:value-type="string">
            <text:p text:style-name="P66"><text:span text:style-name="T39">(AX) = </text:span><text:span text:style-name="T46">0907</text:span></text:p>
            <text:p text:style-name="P60">(DX) = 0010</text:p>
            <text:p text:style-name="P55"><text:soft-page-break/>(DS) = 1<text:span text:style-name="T45">A07</text:span></text:p>
            <text:p text:style-name="P55">(IP) = 0<text:span text:style-name="T46">0</text:span><text:span text:style-name="T47">1A</text:span></text:p>
            <text:p text:style-name="P69">(SS) = 1A05</text:p>
            <text:p text:style-name="P69">(SP) = 0014</text:p>
            <text:p text:style-name="P73">Stack: +0 00<text:span text:style-name="T56">00</text:span></text:p>
            <text:p text:style-name="P77">Stack: +<text:span text:style-name="T58">2</text:span><text:span text:style-name="T57"> </text:span>19F5</text:p>
          </table:table-cell>
        </table:table-row>
        <table:table-row table:style-name="Таблица3.17">
          <table:table-cell table:style-name="Таблица3.D2" office:value-type="string">
            <text:p text:style-name="P62"/>
            <text:p text:style-name="P62">001A</text:p>
          </table:table-cell>
          <table:table-cell table:style-name="Таблица3.D2" office:value-type="string">
            <text:p text:style-name="P62"/>
            <text:p text:style-name="P62">ret</text:p>
          </table:table-cell>
          <table:table-cell table:style-name="Таблица3.D2" office:value-type="string">
            <text:p text:style-name="P62"/>
            <text:p text:style-name="P62">CB</text:p>
          </table:table-cell>
          <table:table-cell table:style-name="Таблица3.D2" office:value-type="string">
            <text:p text:style-name="P66"><text:span text:style-name="T39">(AX) = </text:span><text:span text:style-name="T46">0907</text:span></text:p>
            <text:p text:style-name="P60">(DX) = 0010</text:p>
            <text:p text:style-name="P55">(DS) = 1<text:span text:style-name="T45">A07</text:span></text:p>
            <text:p text:style-name="P55">(IP) = 0<text:span text:style-name="T46">0</text:span><text:span text:style-name="T47">1A</text:span></text:p>
            <text:p text:style-name="P69">(SS) = 1A05</text:p>
            <text:p text:style-name="P69">(SP) = 0014</text:p>
            <text:p text:style-name="P70">(CS) = 1A0A</text:p>
            <text:p text:style-name="P78">Stack: +0 001A</text:p>
            <text:p text:style-name="P74">Stack: +<text:span text:style-name="T57">2</text:span> 00<text:span text:style-name="T57">00</text:span></text:p>
            <text:p text:style-name="P76">Stack: +<text:span text:style-name="T57">4 </text:span>19F5</text:p>
          </table:table-cell>
          <table:table-cell table:style-name="Таблица3.E2" office:value-type="string">
            <text:p text:style-name="P66"><text:span text:style-name="T39">(AX) = </text:span><text:span text:style-name="T46">0907</text:span></text:p>
            <text:p text:style-name="P60">(DX) = 0010</text:p>
            <text:p text:style-name="P55">(DS) = 1<text:span text:style-name="T45">A07</text:span></text:p>
            <text:p text:style-name="P55">(IP) = 0<text:span text:style-name="T46">0</text:span><text:span text:style-name="T47">00</text:span></text:p>
            <text:p text:style-name="P69">(SS) = 1A05</text:p>
            <text:p text:style-name="P69">(SP) = 001<text:span text:style-name="T49">8</text:span></text:p>
            <text:p text:style-name="P70">(CS) = 19F5</text:p>
            <text:p text:style-name="P76"/>
          </table:table-cell>
        </table:table-row>
        <table:table-row table:style-name="Таблица3.19">
          <table:table-cell table:style-name="Таблица3.D2" office:value-type="string">
            <text:p text:style-name="P62"/>
            <text:p text:style-name="P62">0000</text:p>
          </table:table-cell>
          <table:table-cell table:style-name="Таблица3.D2" office:value-type="string">
            <text:p text:style-name="P62"/>
            <text:p text:style-name="P62"><text:span text:style-name="T48">i</text:span>nt 20h</text:p>
          </table:table-cell>
          <table:table-cell table:style-name="Таблица3.D2" office:value-type="string">
            <text:p text:style-name="P62"/>
            <text:p text:style-name="P62">CD20</text:p>
          </table:table-cell>
          <table:table-cell table:style-name="Таблица3.D2" office:value-type="string">
            <text:p text:style-name="P67"><text:span text:style-name="T39">(AX) = </text:span><text:span text:style-name="T46">0907</text:span></text:p>
            <text:p text:style-name="P61">(DX) = 0010</text:p>
            <text:p text:style-name="P56">(DS) = 1<text:span text:style-name="T45">A07</text:span></text:p>
            <text:p text:style-name="P56">(IP) = 0<text:span text:style-name="T46">0</text:span><text:span text:style-name="T47">00</text:span></text:p>
            <text:p text:style-name="P69">(SS) = 1A05</text:p>
            <text:p text:style-name="P69">(SP) = 001<text:span text:style-name="T49">8</text:span></text:p>
            <text:p text:style-name="P61">(CS) = 19F5</text:p>
            <text:p text:style-name="P76"/>
          </table:table-cell>
          <table:table-cell table:style-name="Таблица3.E2" office:value-type="string">
            <text:p text:style-name="P71"/>
            <text:p text:style-name="P71">Программа завершилась</text:p>
          </table:table-cell>
        </table:table-row>
      </table:table>
      <text:p text:style-name="P14"/>
      <text:p text:style-name="P49">Выводы</text:p>
      <text:p text:style-name="P18"/>
      <text:p text:style-name="P18"><text:tab/><text:span text:style-name="T5">В процессе выполнения лабораторной работы были получены навыки работы с </text:span><text:span text:style-name="T6">компилятором MASM и эмулятором операционной системы DOS DOSBox.</text:span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50">Приложение</text:p>
      <text:p text:style-name="P40"/>
      <text:p text:style-name="P36"><text:span text:style-name="T36"><text:tab/></text:span><text:span text:style-name="T24">Текст исходных программ и диагностических сообщений</text:span></text:p>
      <text:p text:style-name="P47"><text:span text:style-name="T54">1. </text:span>Тексты программ hello1.asm и hello2.asm</text:p>
      <text:p text:style-name="P48"><text:span text:style-name="T11">hello</text:span><text:span text:style-name="T32">1</text:span><text:span text:style-name="T11">.asm</text:span></text:p>
      <text:p text:style-name="P38">; HELLO1.ASM - <text:s/>упрощенная версия учебной программы лаб.раб. N1</text:p>
      <text:p text:style-name="P38">; <text:s text:c="14"/>по дисциплине "Архитектура компьютера"</text:p>
      <text:p text:style-name="P38">; *****************************************************************</text:p>
      <text:p text:style-name="P38">; Назначение: Программа формирует и выводит на экран приветствие</text:p>
      <text:p text:style-name="P38">; <text:s text:c="12"/>пользователя с помощью функции ДОС "Вывод строки"</text:p>
      <text:p text:style-name="P38">; <text:s text:c="12"/>(номер 09 прерывание 21h), которая:</text:p>
      <text:p text:style-name="P38">; <text:s text:c="13"/>- обеспечивает вывод на экран строки символов,</text:p>
      <text:p text:style-name="P38">; <text:s text:c="15"/>заканчивающейся знаком "$";</text:p>
      <text:p text:style-name="P38">; <text:s text:c="13"/>- требует задания в регистре ah номера функции=09h,</text:p>
      <text:p text:style-name="P38">; <text:s text:c="15"/>а в регистре dx - <text:s/>смещения <text:s/>адреса <text:s/>выводимой</text:p>
      <text:p text:style-name="P38">; <text:s text:c="15"/>строки;</text:p>
      <text:p text:style-name="P38">; <text:s text:c="13"/>- использует регистр <text:s/>ax <text:s/>и <text:s/>не сохраняет его</text:p>
      <text:p text:style-name="P38">; <text:s text:c="15"/>содержимое.</text:p>
      <text:p text:style-name="P38">; ******************************************************************</text:p>
      <text:p text:style-name="P38"><text:s text:c="3"/>DOSSEG <text:s text:c="37"/>; Задание сегментов под ДОС</text:p>
      <text:p text:style-name="P38"><text:s text:c="3"/>.MODEL <text:s/>SMALL <text:s text:c="30"/>; Модель памяти-SMALL(Малая)</text:p>
      <text:p text:style-name="P38"><text:s text:c="3"/>.STACK <text:s/>100h <text:s text:c="31"/>; Отвести под Стек 256 байт</text:p>
      <text:p text:style-name="P38"><text:s text:c="3"/>.DATA <text:s text:c="38"/>; Начало сегмента данных</text:p>
      <text:p text:style-name="P38">Greeting <text:s/>LABEL <text:s/>BYTE <text:s text:c="25"/>; Текст <text:s/>приветствия</text:p>
      <text:p text:style-name="P38"><text:s text:c="3"/>DB 'Hello! My name is Giovani Georgio', 13,10, 'But everybody calls me Georgio$'</text:p>
      <text:p text:style-name="P38"><text:s text:c="3"/>.CODE <text:s text:c="31"/>; Начало сегмента кода</text:p>
      <text:p text:style-name="P38"><text:s text:c="3"/>mov <text:s/>ax, @data <text:s text:c="23"/>; Загрузка в DS адреса начала</text:p>
      <text:p text:style-name="P38"><text:s text:c="3"/>mov <text:s/>ds, ax <text:s text:c="26"/>; сегмента данных</text:p>
      <text:p text:style-name="P38"><text:soft-page-break/><text:s text:c="3"/>mov <text:s/>dx, OFFSET Greeting <text:s text:c="13"/>; Загрузка в dx смещения</text:p>
      <text:p text:style-name="P38"><text:s text:c="40"/>; адреса текста приветствия</text:p>
      <text:p text:style-name="P38">DisplayGreeting:</text:p>
      <text:p text:style-name="P38"><text:s text:c="3"/>mov <text:s/>ah, 9 <text:s text:c="27"/>; # функции ДОС печати строки</text:p>
      <text:p text:style-name="P38"><text:s text:c="3"/>int <text:s/>21h <text:s text:c="28"/>; вывод на экран <text:s/>приветствия</text:p>
      <text:p text:style-name="P38"><text:s text:c="3"/>mov <text:s/>ah, 4ch <text:s text:c="25"/>; # функции ДОС завершения программы</text:p>
      <text:p text:style-name="P38"><text:s text:c="3"/>int <text:s/>21h <text:s text:c="28"/>; завершение программы и выход в ДОС</text:p>
      <text:p text:style-name="P38"><text:s text:c="3"/>END</text:p>
      <text:p text:style-name="P38"/>
      <text:p text:style-name="P43">hello2.asm</text:p>
      <text:p text:style-name="P38">; HELLO2 - Учебная программа N2 <text:s/>лаб.раб.#1 по дисциплине "Архитектура компьютера"</text:p>
      <text:p text:style-name="P38">; <text:s text:c="9"/>Программа использует процедуру для печати строки</text:p>
      <text:p text:style-name="P38">;</text:p>
      <text:p text:style-name="P38">; <text:s text:c="5"/>ТЕКСТ <text:s/>ПРОГРАММЫ</text:p>
      <text:p text:style-name="P38"/>
      <text:p text:style-name="P38">EOFLine <text:s/>EQU <text:s/>'$' <text:s text:c="8"/>; Определение символьной константы</text:p>
      <text:p text:style-name="P38"><text:s text:c="26"/>; <text:s text:c="4"/>"Конец строки"</text:p>
      <text:p text:style-name="P38"/>
      <text:p text:style-name="P38">; Стек <text:s/>программы</text:p>
      <text:p text:style-name="P38"/>
      <text:p text:style-name="P38">AStack <text:s text:c="3"/>SEGMENT <text:s/>STACK</text:p>
      <text:p text:style-name="P38"><text:s text:c="10"/>DW 12 DUP(?) <text:s text:c="3"/>; Отводится 12 слов памяти</text:p>
      <text:p text:style-name="P38">AStack <text:s text:c="3"/>ENDS</text:p>
      <text:p text:style-name="P38"/>
      <text:p text:style-name="P38">; Данные программы</text:p>
      <text:p text:style-name="P38"/>
      <text:p text:style-name="P38">DATA <text:s text:c="5"/>SEGMENT</text:p>
      <text:p text:style-name="P38"/>
      <text:p text:style-name="P38"><text:soft-page-break/>; <text:s/>Директивы описания данных</text:p>
      <text:p text:style-name="P38"/>
      <text:p text:style-name="P38">HELLO <text:s text:c="4"/>DB 'Hello Worlds!', 0AH, 0DH,EOFLine</text:p>
      <text:p text:style-name="P36"><text:span text:style-name="T7">GREETING <text:s/>DB 'Student from </text:span><text:span text:style-name="T8">0382</text:span><text:span text:style-name="T7"> - $'</text:span></text:p>
      <text:p text:style-name="P38">DATA <text:s text:c="5"/>ENDS</text:p>
      <text:p text:style-name="P38"/>
      <text:p text:style-name="P38">; Код программы</text:p>
      <text:p text:style-name="P38"/>
      <text:p text:style-name="P38">CODE <text:s text:c="5"/>SEGMENT</text:p>
      <text:p text:style-name="P38"><text:s text:c="10"/>ASSUME CS:Code DS:DATA SS:AStack</text:p>
      <text:p text:style-name="P38">; Процедура печати строки</text:p>
      <text:p text:style-name="P38">WriteMsg <text:s/>PROC <text:s/>NEAR</text:p>
      <text:p text:style-name="P38"><text:s text:c="10"/>mov <text:s text:c="2"/>AH,9</text:p>
      <text:p text:style-name="P38"><text:s text:c="10"/>int <text:s text:c="2"/>21h <text:s/>; Вызов функции DOS по прерыванию</text:p>
      <text:p text:style-name="P38"><text:s text:c="10"/>ret</text:p>
      <text:p text:style-name="P38">WriteMsg <text:s/>ENDP</text:p>
      <text:p text:style-name="P38">; Головная процедура</text:p>
      <text:p text:style-name="P38">Main <text:s text:c="5"/>PROC <text:s/>FAR</text:p>
      <text:p text:style-name="P38"><text:s text:c="10"/>push <text:s/>DS <text:s text:c="6"/>;\ <text:s/>Сохранение адреса начала PSP в стеке</text:p>
      <text:p text:style-name="P38"><text:s text:c="10"/>sub <text:s text:c="2"/>AX,AX <text:s text:c="3"/>; &gt; для последующего восстановления по</text:p>
      <text:p text:style-name="P38"><text:s text:c="10"/>push <text:s/>AX <text:s text:c="6"/>;/ <text:s/>команде ret, завершающей процедуру.</text:p>
      <text:p text:style-name="P38"><text:s text:c="10"/>mov <text:s text:c="2"/>AX,DATA <text:s text:c="12"/>; Загрузка сегментного</text:p>
      <text:p text:style-name="P38"><text:s text:c="10"/>mov <text:s text:c="2"/>DS,AX <text:s text:c="14"/>; регистра данных.</text:p>
      <text:p text:style-name="P38"><text:s text:c="10"/>mov <text:s text:c="2"/>DX, OFFSET HELLO <text:s text:c="3"/>; Вывод на экран первой</text:p>
      <text:p text:style-name="P38"><text:s text:c="10"/>call <text:s/>WriteMsg <text:s text:c="11"/>; строки приветствия.</text:p>
      <text:p text:style-name="P38"><text:s text:c="10"/>mov <text:s text:c="2"/>DX, OFFSET GREETING ; Вывод на экран второй</text:p>
      <text:p text:style-name="P38"><text:s text:c="10"/>call <text:s/>WriteMsg <text:s text:c="11"/>; строки приветствия.</text:p>
      <text:p text:style-name="P38"><text:s text:c="10"/>ret <text:s text:c="22"/>; Выход в DOS по команде,</text:p>
      <text:p text:style-name="P38"><text:s text:c="36"/>; находящейся в 1-ом слове PSP.</text:p>
      <text:p text:style-name="P38"><text:soft-page-break/>Main <text:s text:c="5"/>ENDP</text:p>
      <text:p text:style-name="P38">CODE <text:s text:c="5"/>ENDS</text:p>
      <text:p text:style-name="P38"><text:s text:c="10"/>END Main</text:p>
      <text:p text:style-name="P51"><text:span text:style-name="T54">2</text:span>. Тексты диагностических сообщений hello1.lst и hello2.lst</text:p>
      <text:p text:style-name="P44">hello1.lst</text:p>
      <text:p text:style-name="P45">#Microsoft (R) Macro Assembler Version 5.10 <text:s text:c="17"/>9/24/20 00:18:13</text:p>
      <text:p text:style-name="P45"><text:s text:c="61"/>Page <text:s text:c="4"/>1-1</text:p>
      <text:p text:style-name="P45">; HELLO1.ASM - <text:s/>упрощенная версия учебной программы лаб.р<text:span text:style-name="T52">а</text:span>б. N1</text:p>
      <text:p text:style-name="P45">; по дисциплине "Архитектура компьютера"</text:p>
      <text:p text:style-name="P45">; *****************************************************************</text:p>
      <text:p text:style-name="P45">; Назначение: Программа формирует и выводит на экра<text:span text:style-name="T52">н</text:span> приветствие</text:p>
      <text:p text:style-name="P36"><text:span text:style-name="T22">; пользователя с по</text:span><text:span text:style-name="T23">м</text:span><text:span text:style-name="T22">ощью функции ДОС "Вывод с</text:span><text:span text:style-name="T23">т</text:span><text:span text:style-name="T22">роки"</text:span></text:p>
      <text:p text:style-name="P45">; <text:s/>(номер 09 прерывание 21h), которая:</text:p>
      <text:p text:style-name="P45">; <text:s text:c="6"/><text:tab/>- обеспечивает выод на экран строки символов,</text:p>
      <text:p text:style-name="P45">; <text:s text:c="15"/>заканчивающейся знаком "$";</text:p>
      <text:p text:style-name="P45">; <text:s text:c="8"/>- требует задания в регистре ah номера функц<text:span text:style-name="T53">и</text:span>и=09h,</text:p>
      <text:p text:style-name="P45">; <text:s text:c="15"/>а в регистре dx - <text:s/><text:span text:style-name="T53">с</text:span>мещения <text:s/>адреса <text:s/>выводимой</text:p>
      <text:p text:style-name="P45">; <text:s text:c="15"/>строки;</text:p>
      <text:p text:style-name="P45">; <text:s text:c="8"/>- использует реги<text:span text:style-name="T53">с</text:span>трax <text:s/>и <text:s/>не сохраняет его</text:p>
      <text:p text:style-name="P45">; <text:s text:c="15"/>содержимое.</text:p>
      <text:p text:style-name="P45">; ******************************************************************</text:p>
      <text:p text:style-name="P45">DOSSEG <text:s text:c="37"/></text:p>
      <text:p text:style-name="P45">; Задание сегментов под ДОС</text:p>
      <text:p text:style-name="P45">.MODEL <text:s/>SMALL <text:s text:c="24"/>; Модель памяти-SMALL(Малая)</text:p>
      <text:p text:style-name="P45">STACK <text:s/>100h <text:s text:c="31"/>; Отвести под Стек 256 байт</text:p>
      <text:p text:style-name="P45">.DATA <text:s text:c="43"/>; Начало сегмента данных</text:p>
      <text:p text:style-name="P45"><text:s/>0000<text:tab/><text:tab/><text:tab/><text:tab/>Greeting <text:s/>LABEL <text:s/>BYTE <text:s text:c="7"/>; Текст <text:s/>приветствия</text:p>
      <text:p text:style-name="P45"><text:s/>0000 <text:s/>D0 92 D0 B0 D1 81<text:tab/> <text:s text:c="2"/>DB 'Hello! My name is Giovani Georgio', 13,10, 'But everybody calls me Georgio$'</text:p>
      <text:p text:style-name="P45"><text:s text:c="7"/>20 D0 BF D1 80 D0<text:tab/></text:p>
      <text:p text:style-name="P45"><text:s text:c="7"/>B8 D0 B2 D0 B5 D1<text:tab/></text:p>
      <text:p text:style-name="P45"><text:s text:c="7"/>82 D1 81 D1 82 D0<text:tab/></text:p>
      <text:p text:style-name="P45"><text:soft-page-break/><text:s text:c="7"/>B2 D1 83 D0 B5 D1<text:tab/></text:p>
      <text:p text:style-name="P45"><text:s text:c="7"/>82 20 D1 81 D1 82<text:tab/></text:p>
      <text:p text:style-name="P45"><text:s text:c="7"/>2E D0 B3 D1 80 2E<text:tab/></text:p>
      <text:p text:style-name="P45"><text:s text:c="7"/>37 33 30 33 20 2D<text:tab/></text:p>
      <text:p text:style-name="P45">#Microsoft (R) Macro Assembler Version 5.10 <text:s text:c="17"/>9/24/20 00:18:13</text:p>
      <text:p text:style-name="P45"><text:s text:c="61"/>Page <text:s text:c="4"/>1-2</text:p>
      <text:p text:style-name="P45"><text:s text:c="7"/>20 D0 98 D0 B2 D0<text:tab/></text:p>
      <text:p text:style-name="P45"><text:s text:c="7"/>B0 D0 BD D0 BE D0<text:tab/></text:p>
      <text:p text:style-name="P45"><text:s text:c="7"/>B2 20 D0 98 2E D0<text:tab/></text:p>
      <text:p text:style-name="P45"><text:s text:c="7"/>98 2E 0D 0A 24<text:tab/><text:tab/></text:p>
      <text:p text:style-name="P45"><text:tab/><text:tab/><text:tab/><text:tab/> <text:s text:c="2"/>.CODE <text:s text:c="31"/>; На<text:span text:style-name="T53">ч</text:span>ало сегмента кода</text:p>
      <text:p text:style-name="P45"><text:s/>0000 <text:s/>B8 ---- R<text:tab/><text:tab/>mov <text:s/>ax, @data <text:s text:c="23"/>; Загрузка в DS адреса начала</text:p>
      <text:p text:style-name="P45"><text:s/>0003 <text:s/>8E D8<text:tab/><text:tab/>mov <text:s/>ds, ax <text:s text:c="26"/>; сегмента данных</text:p>
      <text:p text:style-name="P45"><text:s/>0005 <text:s/>BA 0000 R<text:tab/><text:tab/>mov <text:s/>dx, OFFSET Greeting <text:s text:c="13"/>; Загрузка в dx смещения</text:p>
      <text:p text:style-name="P45"><text:tab/><text:tab/><text:tab/><text:tab/> <text:s text:c="39"/>; ад<text:span text:style-name="T53">р</text:span>еса текста приветствия</text:p>
      <text:p text:style-name="P45"><text:s/>0008<text:tab/><text:tab/><text:tab/><text:tab/>DisplayGreeting:</text:p>
      <text:p text:style-name="P45"><text:s/>0008 <text:s/>B4 09<text:tab/><text:tab/>mov <text:s/>ah, 9 <text:s text:c="27"/>; # функции ДОС печати строки</text:p>
      <text:p text:style-name="P45"><text:s/>000A <text:s/>CD 21<text:tab/><text:tab/>int <text:s/>21h <text:s text:c="28"/>; вы<text:span text:style-name="T53">х</text:span>од на экран <text:s/>приветствия</text:p>
      <text:p text:style-name="P45"><text:s/>000C <text:s/>B4 4C<text:tab/><text:tab/>mov <text:s/>ah, 4ch <text:s text:c="25"/>; # функции ДОС завершения программы</text:p>
      <text:p text:style-name="P45"><text:s/>000E <text:s/>CD 21<text:tab/><text:tab/><text:tab/> <text:s text:c="2"/>int <text:s/>21h <text:s text:c="28"/>; за<text:span text:style-name="T53">в</text:span>ершение программы и выхо<text:span text:style-name="T53">д</text:span> в ДОС</text:p>
      <text:p text:style-name="P45"><text:tab/><text:tab/><text:tab/><text:tab/> <text:s text:c="2"/>END</text:p>
      <text:p text:style-name="P45">#Microsoft (R) Macro Assembler Version 5.10 <text:s text:c="17"/>9/24/20 00:18:13</text:p>
      <text:p text:style-name="P45"><text:s text:c="61"/>Symbols-1</text:p>
      <text:p text:style-name="P45">Segments and Groups:</text:p>
      <text:p text:style-name="P45"><text:soft-page-break/><text:s text:c="16"/>N a m e <text:s text:c="8"/><text:tab/>Length<text:tab/> Align<text:tab/>Combine Class</text:p>
      <text:p text:style-name="P45">DGROUP . . . . . . . . . . . . . <text:s/><text:tab/>GROUP</text:p>
      <text:p text:style-name="P45"><text:s text:c="2"/>_DATA <text:s/>. . . . . . . . . . . . <text:s/><text:tab/>0047<text:tab/>WORD<text:tab/>PUBLIC<text:tab/>'DATA'</text:p>
      <text:p text:style-name="P45"><text:s text:c="2"/>STACK <text:s/>. . . . . . . . . . . . <text:s/><text:tab/>0100<text:tab/>PARA<text:tab/>STACK<text:tab/>'STACK'</text:p>
      <text:p text:style-name="P45">_TEXT <text:s/>. . . . . . . . . . . . . <text:s/><text:tab/>0010<text:tab/>WORD<text:tab/>PUBLIC<text:tab/>'CODE'</text:p>
      <text:p text:style-name="P45"/>
      <text:p text:style-name="P45">Symbols: <text:s text:c="11"/></text:p>
      <text:p text:style-name="P45"><text:s text:c="16"/>N a m e <text:s text:c="8"/><text:tab/>Type<text:tab/> Value<text:tab/> Attr</text:p>
      <text:p text:style-name="P45">DISPLAYGREETING <text:s/>. . . . . . . . <text:s/><text:tab/>L NEAR<text:tab/>0008<text:tab/>_TEXT</text:p>
      <text:p text:style-name="P45">GREETING . . . . . . . . . . . . <text:s/><text:tab/>L BYTE<text:tab/>0000<text:tab/>_DATA</text:p>
      <text:p text:style-name="P45">@CODE <text:s/>. . . . . . . . . . . . . <text:s/><text:tab/>TEXT <text:s/>_TEXT<text:tab/><text:tab/></text:p>
      <text:p text:style-name="P45">@CODESIZE <text:s/>. . . . . . . . . . . <text:s/><text:tab/>TEXT <text:s/>0<text:tab/><text:tab/></text:p>
      <text:p text:style-name="P45">@CPU . . . . . . . . . . . . . . <text:s/><text:tab/>TEXT <text:s/>0101h<text:tab/><text:tab/></text:p>
      <text:p text:style-name="P45">@DATASIZE <text:s/>. . . . . . . . . . . <text:s/><text:tab/>TEXT <text:s/>0<text:tab/><text:tab/></text:p>
      <text:p text:style-name="P45">@FILENAME <text:s/>. . . . . . . . . . . <text:s/><text:tab/>TEXT <text:s/>hello1<text:tab/><text:tab/></text:p>
      <text:p text:style-name="P45">@VERSION . . . . . . . . . . . . <text:s/><text:tab/>TEXT <text:s/>510<text:tab/><text:tab/></text:p>
      <text:p text:style-name="P45"/>
      <text:p text:style-name="P45"><text:s text:c="5"/>33 Source <text:s/>Lines</text:p>
      <text:p text:style-name="P45"><text:s text:c="5"/>33 Total <text:s text:c="2"/>Lines</text:p>
      <text:p text:style-name="P45"><text:s text:c="5"/>19 Symbols</text:p>
      <text:p text:style-name="P45"/>
      <text:p text:style-name="P45"><text:s text:c="2"/>47978 + 459279 Bytes symbol space free</text:p>
      <text:p text:style-name="P45"/>
      <text:p text:style-name="P45"><text:s text:c="6"/>0 Warning Errors</text:p>
      <text:p text:style-name="P45"><text:s text:c="6"/>0 Severe <text:s/>Errors</text:p>
      <text:p text:style-name="P42"/>
      <text:p text:style-name="P44">hello2.lst</text:p>
      <text:p text:style-name="P46">#Microsoft (R) Macro Assembler Version 5.10 <text:s text:c="17"/>9/24/20 00:18:34</text:p>
      <text:p text:style-name="P46"><text:soft-page-break/><text:s text:c="61"/>Page <text:s text:c="4"/>1-1</text:p>
      <text:p text:style-name="P46">; HELLO2 - Учебная программа N2 <text:s/>лаб.раб.#1 по дисциплине "<text:span text:style-name="T50">а</text:span>рхитектура компьютера"</text:p>
      <text:p text:style-name="P46">; Программа использу<text:span text:style-name="T50">е</text:span>т процедуру для печати строки</text:p>
      <text:p text:style-name="P46">; <text:s text:c="5"/>ТЕКСТ <text:s/>ПРОГРАММЫ</text:p>
      <text:p text:style-name="P46"><text:tab/><text:tab/><text:tab/><text:tab/></text:p>
      <text:p text:style-name="P46">EOFLine <text:s/>EQU <text:s/>'$' <text:s text:c="8"/>; Определен<text:span text:style-name="T50">и</text:span>е символьной константы</text:p>
      <text:p text:style-name="P46">; <text:s text:c="4"/>"Конец с<text:span text:style-name="T50">т</text:span>роки"</text:p>
      <text:p text:style-name="P46">; Стек <text:s/>программы</text:p>
      <text:p text:style-name="P46"><text:tab/><text:tab/><text:tab/><text:tab/></text:p>
      <text:p text:style-name="P46"><text:s/>0000<text:tab/><text:tab/>AStack <text:s text:c="3"/>SEGMENT <text:s/>STACK</text:p>
      <text:p text:style-name="P46"><text:s/>0000 <text:s/>000C [DW 12 DUP(?) <text:s text:c="3"/>; Отводится <text:s/>12 слов памяти]<text:tab/></text:p>
      <text:p text:style-name="P46"><text:s/>0018<text:tab/> AStack <text:s text:c="3"/>ENDS ; Данные программы</text:p>
      <text:p text:style-name="P46"><text:tab/><text:tab/><text:tab/><text:tab/></text:p>
      <text:p text:style-name="P46"><text:s/>0000<text:tab/>DATA <text:s text:c="5"/>SEGMENT ; <text:s/>Директивы описания данных</text:p>
      <text:p text:style-name="P46"><text:tab/><text:tab/><text:tab/><text:tab/></text:p>
      <text:p text:style-name="P46"><text:s/>0000 <text:s/>48 65 6C 6C 6F 20<text:tab/>HELLO <text:s text:c="4"/>DB 'Hello Worlds!', 0AH, 0DH,EOFLine</text:p>
      <text:p text:style-name="P46"><text:s/>57 6F 72 6C 64 73<text:tab/></text:p>
      <text:p text:style-name="P46"><text:s/>21 0A 0D 24<text:tab/><text:tab/></text:p>
      <text:p text:style-name="P36"><text:span text:style-name="T19"><text:s/>0010 <text:s/>53 74 75 64 65 6E <text:tab/>GREETING <text:s/>DB 'Student from </text:span><text:span text:style-name="T21">0382</text:span><text:span text:style-name="T19"> - $'</text:span></text:p>
      <text:p text:style-name="P46"><text:s/>74 20 66 72 6F 6D<text:tab/></text:p>
      <text:p text:style-name="P46"><text:s/>20 34 33 35 30 20<text:tab/></text:p>
      <text:p text:style-name="P46"><text:s/>2D 20 24<text:tab/><text:tab/><text:tab/></text:p>
      <text:p text:style-name="P46"><text:s/>0025<text:tab/>DATA <text:s text:c="5"/>ENDS </text:p>
      <text:p text:style-name="P46">; Код программы</text:p>
      <text:p text:style-name="P46"><text:s/>0000<text:tab/>CODE <text:s text:c="5"/>SEGMENT</text:p>
      <text:p text:style-name="P46">ASSUME CS:Code DS:DATA SS:AStack</text:p>
      <text:p text:style-name="P46">; Процедура печати строки</text:p>
      <text:p text:style-name="P46"><text:s/>0000<text:tab/>WriteMsg <text:s/>PROC <text:s/>NEAR</text:p>
      <text:p text:style-name="P46"><text:soft-page-break/><text:s/>0000 <text:s/>B4 09 mov <text:s text:c="2"/>AH,9</text:p>
      <text:p text:style-name="P46"><text:s/>0002 <text:s/>CD 21 int <text:s text:c="2"/>21h <text:s/>; Вызов функци<text:span text:style-name="T51">и</text:span> DOS по прерыванию</text:p>
      <text:p text:style-name="P46"><text:s/>0004 <text:s/>C3 ret</text:p>
      <text:p text:style-name="P46"><text:s/>0005<text:tab/> WriteMsg <text:s/>ENDP</text:p>
      <text:p text:style-name="P46">; Головная процедура</text:p>
      <text:p text:style-name="P46"><text:s/>0005<text:tab/>Main <text:s text:c="5"/>PROC <text:s/>FAR</text:p>
      <text:p text:style-name="P46"><text:s/>0005 <text:s/>1E<text:tab/> <text:s/>push <text:s/>DS <text:s text:c="6"/>;\ <text:s/>Сохранени е адреса начала PSP в стеке</text:p>
      <text:p text:style-name="P46"><text:s/>0006 <text:s/>2B C0 sub <text:s text:c="2"/>AX,AX <text:s text:c="3"/>; &gt; для посл<text:span text:style-name="T51">ед</text:span>ующего восстановления по</text:p>
      <text:p text:style-name="P46"><text:s/>0008 <text:s/>50 push <text:s/>AX <text:s text:c="6"/>;/ <text:s/>команде ret, завершающей процедуру.</text:p>
      <text:p text:style-name="P46"><text:s/>0009 <text:s/>B8 ---- R mov <text:s text:c="2"/>AX,DATA <text:s text:c="12"/>; Загр<text:span text:style-name="T51">у</text:span>зка сегментного</text:p>
      <text:p text:style-name="P46"><text:s/>000C <text:s/>8E D8 <text:tab/>mov <text:s text:c="2"/>DS,AX <text:s text:c="14"/>; реги<text:span text:style-name="T51">с</text:span>тра данных.</text:p>
      <text:p text:style-name="P46"><text:s/>000E <text:s/>BA 0000 R<text:tab/>mov <text:s text:c="2"/>DX, OFFSET HELLO <text:s text:c="3"/>; Выво<text:span text:style-name="T51">в </text:span>на экран первой</text:p>
      <text:p text:style-name="P46"><text:s/>0011 <text:s/>E8 0000 R <text:s text:c="2"/>call <text:s/>WriteMsg <text:s text:c="11"/>; стро<text:span text:style-name="T51">е</text:span>и приветствия.</text:p>
      <text:p text:style-name="P36"><text:span text:style-name="T19"><text:s/>0014 <text:s/>BA 0010 R<text:tab/>mov <text:s text:c="2"/>DX, OFFSET GREETING ; Выво</text:span><text:span text:style-name="T20">в </text:span><text:span text:style-name="T19">на экран второй</text:span></text:p>
      <text:p text:style-name="P46"><text:s/>0017 <text:s/>E8 0000 R <text:s text:c="2"/>call <text:s/>WriteMsg <text:s text:c="11"/>; стро<text:span text:style-name="T51">к</text:span>и приветствия.</text:p>
      <text:p text:style-name="P46"><text:s/>001A <text:s/>CB<text:tab/><text:tab/>ret <text:s text:c="22"/>; Выхо<text:span text:style-name="T51">д</text:span> в DOS по команде,</text:p>
      <text:p text:style-name="P46"><text:tab/><text:tab/><text:tab/><text:tab/> <text:s text:c="16"/>; нахо<text:span text:style-name="T51">д</text:span>ящейся в 1-ом слове PSP.</text:p>
      <text:p text:style-name="P46"><text:s/>001B<text:tab/><text:tab/><text:tab/><text:tab/>Main <text:s text:c="5"/>ENDP</text:p>
      <text:p text:style-name="P46"><text:s/>001B<text:tab/><text:tab/><text:tab/><text:tab/>CODE <text:s text:c="5"/>ENDS</text:p>
      <text:p text:style-name="P46"><text:tab/><text:tab/><text:tab/><text:tab/> <text:s text:c="9"/>END Main</text:p>
      <text:p text:style-name="P46">#Microsoft (R) Macro Assembler Version 5.10 <text:s text:c="17"/>9/24/20 00:18:34</text:p>
      <text:p text:style-name="P46"><text:s text:c="61"/>Symbols-1</text:p>
      <text:p text:style-name="P46">Segments and Groups:</text:p>
      <text:p text:style-name="P46"><text:s text:c="16"/>N a m e <text:s text:c="8"/><text:tab/>Length<text:tab/> Align<text:tab/>Combine Class</text:p>
      <text:p text:style-name="P46">ASTACK . . . . . . . . . . . . . <text:s/><text:tab/>0018<text:tab/>PARA<text:tab/>STACK<text:tab/></text:p>
      <text:p text:style-name="P46">CODE . . . . . . . . . . . . . . <text:s/><text:tab/>001B<text:tab/>PARA<text:tab/>NONE<text:tab/></text:p>
      <text:p text:style-name="P46">DATA . . . . . . . . . . . . . . <text:s/><text:tab/>0025<text:tab/>PARA<text:tab/>NONE<text:tab/></text:p>
      <text:p text:style-name="P46"/>
      <text:p text:style-name="P46">Symbols: <text:s text:c="11"/></text:p>
      <text:p text:style-name="P46"><text:soft-page-break/><text:s text:c="16"/>N a m e <text:s text:c="8"/><text:tab/>Type<text:tab/> Value<text:tab/> Attr</text:p>
      <text:p text:style-name="P46">EOFLINE <text:s/>. . . . . . . . . . . . <text:s/><text:tab/>NUMBER<text:tab/>0024<text:tab/></text:p>
      <text:p text:style-name="P46">GREETING . . . . . . . . . . . . <text:s/><text:tab/>L BYTE<text:tab/>0010<text:tab/>DATA</text:p>
      <text:p text:style-name="P46">HELLO <text:s/>. . . . . . . . . . . . . <text:s/><text:tab/>L BYTE<text:tab/>0000<text:tab/>DATA</text:p>
      <text:p text:style-name="P46">MAIN . . . . . . . . . . . . . . <text:s/><text:tab/>F PROC<text:tab/>0005<text:tab/>CODE<text:tab/>Length = 0016</text:p>
      <text:p text:style-name="P46">WRITEMSG . . . . . . . . . . . . <text:s/><text:tab/>N PROC<text:tab/>0000<text:tab/>CODE<text:tab/>Length = 0005</text:p>
      <text:p text:style-name="P46">@CPU . . . . . . . . . . . . . . <text:s/><text:tab/>TEXT <text:s/>0101h<text:tab/><text:tab/></text:p>
      <text:p text:style-name="P46">@FILENAME <text:s/>. . . . . . . . . . . <text:s/><text:tab/>TEXT <text:s/>hello2<text:tab/><text:tab/></text:p>
      <text:p text:style-name="P46">@VERSION . . . . . . . . . . . . <text:s/><text:tab/>TEXT <text:s/>510<text:tab/><text:tab/></text:p>
      <text:p text:style-name="P46"/>
      <text:p text:style-name="P46"><text:s text:c="5"/>51 Source <text:s/>Lines</text:p>
      <text:p text:style-name="P46"><text:s text:c="5"/>51 Total <text:s text:c="2"/>Lines</text:p>
      <text:p text:style-name="P46"><text:s text:c="5"/>13 Symbols</text:p>
      <text:p text:style-name="P46"/>
      <text:p text:style-name="P46"><text:s text:c="2"/>47986 + 459271 Bytes symbol space free</text:p>
      <text:p text:style-name="P46"/>
      <text:p text:style-name="P46"><text:s text:c="6"/>1 Warning Errors</text:p>
      <text:p text:style-name="P46"><text:s text:c="6"/>0 Severe <text:s/>Errors</text:p>
      <text:p text:style-name="P41"><text:span text:style-name="T6">4. </text:span></text:p>
      <text:p text:style-name="P18"><text:span text:style-name="T6"/></text:p>
      <text:p text:style-name="P18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22:13:10.016646420</meta:creation-date>
    <dc:date>2021-09-09T11:34:32.852295597</dc:date>
    <meta:editing-duration>PT53M48S</meta:editing-duration>
    <meta:editing-cycles>12</meta:editing-cycles>
    <meta:generator>LibreOffice/6.4.7.2$Linux_X86_64 LibreOffice_project/40$Build-2</meta:generator>
    <meta:document-statistic meta:table-count="3" meta:image-count="0" meta:object-count="0" meta:page-count="19" meta:paragraph-count="605" meta:word-count="2735" meta:character-count="16328" meta:non-whitespace-character-count="11501"/>
  </office:meta>
</office:document-meta>
</file>